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5798" officeooo:paragraph-rsid="001057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uschools</text:p>
      <text:p text:style-name="P1">CREATE TABLE `admission` (</text:p>
      <text:p text:style-name="P1"><text:s text:c="2"/>`id` int(10) unsigned NOT NULL AUTO_INCREMENT,</text:p>
      <text:p text:style-name="P1"><text:s text:c="2"/>`SchoolERPCode` varchar(45) NOT NULL,</text:p>
      <text:p text:style-name="P1"><text:s text:c="2"/>`SchoolTableID` varchar(45) NOT NULL,</text:p>
      <text:p text:style-name="P1"><text:s text:c="2"/>`UserLoginID` varchar(45) NOT NULL,</text:p>
      <text:p text:style-name="P1"><text:s text:c="2"/>`ApplicationNo` varchar(45) NOT NULL,</text:p>
      <text:p text:style-name="P1"><text:s text:c="2"/>`StudentName` varchar(80) NOT NULL,</text:p>
      <text:p text:style-name="P1"><text:s text:c="2"/>`Gender` varchar(5) NOT NULL,</text:p>
      <text:p text:style-name="P1"><text:s text:c="2"/>`DOB` varchar(13) NOT NULL,</text:p>
      <text:p text:style-name="P1"><text:s text:c="2"/>`Class` varchar(4) NOT NULL,</text:p>
      <text:p text:style-name="P1"><text:s text:c="2"/>`Section` varchar(1) NOT NULL,</text:p>
      <text:p text:style-name="P1"><text:s text:c="2"/>`CurriculumInterested` varchar(10) NOT NULL,</text:p>
      <text:p text:style-name="P1"><text:s text:c="2"/>`AcadYear` varchar(10) NOT NULL,</text:p>
      <text:p text:style-name="P1"><text:s text:c="2"/>`Citizenship` varchar(45) NOT NULL,</text:p>
      <text:p text:style-name="P1"><text:s text:c="2"/>`FeeClassification` varchar(45) NOT NULL,</text:p>
      <text:p text:style-name="P1"><text:s text:c="2"/>`MediumInstruction` varchar(45) NOT NULL,</text:p>
      <text:p text:style-name="P1"><text:s text:c="2"/>`HostelAccomodation` varchar(4) NOT NULL,</text:p>
      <text:p text:style-name="P1"><text:s text:c="2"/>`RegistrationStatus` varchar(15) NOT NULL,</text:p>
      <text:p text:style-name="P1"><text:s text:c="2"/>`AdmissionYear` varchar(10) NOT NULL,</text:p>
      <text:p text:style-name="P1"><text:s text:c="2"/>`Language2` varchar(14) NOT NULL,</text:p>
      <text:p text:style-name="P1"><text:s text:c="2"/>`Language3` varchar(14) NOT NULL,</text:p>
      <text:p text:style-name="P1"><text:s text:c="2"/>`Remarks` text NOT NULL,</text:p>
      <text:p text:style-name="P1"><text:s text:c="2"/>`AdmissionDate` varchar(15) NOT NULL,</text:p>
      <text:p text:style-name="P1"><text:s text:c="2"/>`CommunicationReference` varchar(15) NOT NULL,</text:p>
      <text:p text:style-name="P1"><text:s text:c="2"/>`ContactName` varchar(80) NOT NULL,</text:p>
      <text:p text:style-name="P1"><text:s text:c="2"/>`Address1` varchar(80) NOT NULL,</text:p>
      <text:p text:style-name="P1"><text:s text:c="2"/>`Address2` varchar(80) NOT NULL,</text:p>
      <text:p text:style-name="P1"><text:s text:c="2"/>`City` varchar(45) NOT NULL,</text:p>
      <text:p text:style-name="P1"><text:s text:c="2"/>`PostCode` varchar(6) NOT NULL,</text:p>
      <text:p text:style-name="P1"><text:s text:c="2"/>`State` varchar(45) NOT NULL,</text:p>
      <text:p text:style-name="P1"><text:s text:c="2"/>`Country` varchar(45) NOT NULL,</text:p>
      <text:p text:style-name="P1"><text:s text:c="2"/>`PhoneNo` varchar(15) NOT NULL,</text:p>
      <text:p text:style-name="P1"><text:s text:c="2"/>`MobileNo` varchar(15) NOT NULL,</text:p>
      <text:p text:style-name="P1"><text:s text:c="2"/>`Email` varchar(80) NOT NULL,</text:p>
      <text:p text:style-name="P1"><text:s text:c="2"/>`FatherEmail` varchar(80) NOT NULL,</text:p>
      <text:p text:style-name="P1"><text:s text:c="2"/>`MotherEmail` varchar(80) NOT NULL,</text:p>
      <text:p text:style-name="P1"><text:s text:c="2"/>`FatherName` varchar(80) NOT NULL,</text:p>
      <text:p text:style-name="P1"><text:s text:c="2"/>`FatherQualification` varchar(45) NOT NULL,</text:p>
      <text:p text:style-name="P1"><text:s text:c="2"/>`FatherOccupation` varchar(45) NOT NULL,</text:p>
      <text:p text:style-name="P1"><text:s text:c="2"/>`FatherAnnualIncome` varchar(10) NOT NULL,</text:p>
      <text:p text:style-name="P1"><text:s text:c="2"/>`MotherName` varchar(80) NOT NULL,</text:p>
      <text:p text:style-name="P1"><text:s text:c="2"/>`MotherQualification` varchar(45) NOT NULL,</text:p>
      <text:p text:style-name="P1"><text:s text:c="2"/>`MotherOccupation` varchar(45) NOT NULL,</text:p>
      <text:p text:style-name="P1"><text:s text:c="2"/>`MotherAnnualIncome` varchar(10) NOT NULL,</text:p>
      <text:p text:style-name="P1"><text:s text:c="2"/>`GaurdianName` varchar(80) NOT NULL,</text:p>
      <text:p text:style-name="P1"><text:s text:c="2"/>`GaurdianQualification` varchar(45) NOT NULL,</text:p>
      <text:p text:style-name="P1"><text:s text:c="2"/>`GaurdianOccupation` varchar(45) NOT NULL,</text:p>
      <text:p text:style-name="P1"><text:s text:c="2"/>`GaurdianAnnualIncome` varchar(10) NOT NULL,</text:p>
      <text:p text:style-name="P1"><text:s text:c="2"/>`Religion` varchar(45) NOT NULL,</text:p>
      <text:p text:style-name="P1"><text:s text:c="2"/>`Caste` varchar(45) NOT NULL,</text:p>
      <text:p text:style-name="P1"><text:s text:c="2"/>`Community` varchar(45) NOT NULL,</text:p>
      <text:p text:style-name="P1"><text:soft-page-break/><text:s text:c="2"/>`MotherTongue` varchar(45) NOT NULL,</text:p>
      <text:p text:style-name="P1"><text:s text:c="2"/>`FoodHabits` varchar(45) NOT NULL,</text:p>
      <text:p text:style-name="P1"><text:s text:c="2"/>`Quota` varchar(15) NOT NULL,</text:p>
      <text:p text:style-name="P1"><text:s text:c="2"/>`PhysicallyChallenged` varchar(4) NOT NULL,</text:p>
      <text:p text:style-name="P1"><text:s text:c="2"/>`StaffChild` varchar(4) NOT NULL,</text:p>
      <text:p text:style-name="P1"><text:s text:c="2"/>`StaffCode` varchar(10) NOT NULL,</text:p>
      <text:p text:style-name="P1"><text:s text:c="2"/>`Height` varchar(4) NOT NULL,</text:p>
      <text:p text:style-name="P1"><text:s text:c="2"/>`Weight` varchar(10) NOT NULL,</text:p>
      <text:p text:style-name="P1"><text:s text:c="2"/>`FatherOfficeAddress1` varchar(80) NOT NULL,</text:p>
      <text:p text:style-name="P1"><text:s text:c="2"/>`FatherOfficeAddress2` varchar(80) NOT NULL,</text:p>
      <text:p text:style-name="P1"><text:s text:c="2"/>`FatherOfficePostCode` varchar(6) NOT NULL,</text:p>
      <text:p text:style-name="P1"><text:s text:c="2"/>`FatherOfficeCountry` varchar(45) NOT NULL,</text:p>
      <text:p text:style-name="P1"><text:s text:c="2"/>`FatherOfficeCity` varchar(45) NOT NULL,</text:p>
      <text:p text:style-name="P1"><text:s text:c="2"/>`MotherOfficeAddress1` varchar(80) NOT NULL,</text:p>
      <text:p text:style-name="P1"><text:s text:c="2"/>`MotherOfficeAddress2` varchar(80) NOT NULL,</text:p>
      <text:p text:style-name="P1"><text:s text:c="2"/>`MotherOfficeCity` varchar(45) NOT NULL,</text:p>
      <text:p text:style-name="P1"><text:s text:c="2"/>`MotherOfficeCountry` varchar(45) NOT NULL,</text:p>
      <text:p text:style-name="P1"><text:s text:c="2"/>`MotherOfficePostCode` varchar(6) NOT NULL,</text:p>
      <text:p text:style-name="P1"><text:s text:c="2"/>`GaurdianRelationShip` varchar(45) NOT NULL,</text:p>
      <text:p text:style-name="P1"><text:s text:c="2"/>`GaurdianOfficeAddress1` varchar(80) NOT NULL,</text:p>
      <text:p text:style-name="P1"><text:s text:c="2"/>`GaurdianOfficeAddress2` varchar(80) NOT NULL,</text:p>
      <text:p text:style-name="P1"><text:s text:c="2"/>`GaurdianOfficeCity` varchar(45) NOT NULL,</text:p>
      <text:p text:style-name="P1"><text:s text:c="2"/>`GaurdianOfficePostCode` varchar(6) NOT NULL,</text:p>
      <text:p text:style-name="P1"><text:s text:c="2"/>`GaurdianOfficeCountry` varchar(45) NOT NULL,</text:p>
      <text:p text:style-name="P1"><text:s text:c="2"/>`AdmissionNo` varchar(10) NOT NULL,</text:p>
      <text:p text:style-name="P1"><text:s text:c="2"/>`RegistrationNo` varchar(45) NOT NULL,</text:p>
      <text:p text:style-name="P1"><text:s text:c="2"/>PRIMARY KEY (`id`)</text:p>
      <text:p text:style-name="P1">) ENGINE=InnoDB DEFAULT CHARSET=latin1;</text:p>
      <text:p text:style-name="P1">CREATE TABLE `approvalmaster` (</text:p>
      <text:p text:style-name="P1"><text:s text:c="2"/>`id` int(10) unsigned NOT NULL AUTO_INCREMENT,</text:p>
      <text:p text:style-name="P1"><text:s text:c="2"/>`UserID` varchar(45) NOT NULL,</text:p>
      <text:p text:style-name="P1"><text:s text:c="2"/>`UserEmail` varchar(80) NOT NULL,</text:p>
      <text:p text:style-name="P1"><text:s text:c="2"/>`ApproverID` varchar(45) NOT NULL,</text:p>
      <text:p text:style-name="P1"><text:s text:c="2"/>`ApproverEmail` varchar(80) NOT NULL,</text:p>
      <text:p text:style-name="P1"><text:s text:c="2"/>`Table` varchar(45) NOT NULL,</text:p>
      <text:p text:style-name="P1"><text:s text:c="2"/>`CompanyName` varchar(45) NOT NULL,</text:p>
      <text:p text:style-name="P1"><text:s text:c="2"/>PRIMARY KEY (`id`)</text:p>
      <text:p text:style-name="P1">) ENGINE=InnoDB AUTO_INCREMENT=111 DEFAULT CHARSET=latin1;</text:p>
      <text:p text:style-name="P1">CREATE TABLE `approvalrequest` (</text:p>
      <text:p text:style-name="P1"><text:s text:c="2"/>`id` int(10) unsigned NOT NULL AUTO_INCREMENT,</text:p>
      <text:p text:style-name="P1"><text:s text:c="2"/>`Table` varchar(45) NOT NULL,</text:p>
      <text:p text:style-name="P1"><text:s text:c="2"/>`AdmissionNo` varchar(45) NOT NULL,</text:p>
      <text:p text:style-name="P1"><text:s text:c="2"/>`Name` varchar(80) NOT NULL,</text:p>
      <text:p text:style-name="P1"><text:s text:c="2"/>`Sequence` varchar(45) NOT NULL,</text:p>
      <text:p text:style-name="P1"><text:s text:c="2"/>`UserID` varchar(45) NOT NULL,</text:p>
      <text:p text:style-name="P1"><text:s text:c="2"/>`ApproverID` varchar(45) NOT NULL,</text:p>
      <text:p text:style-name="P1"><text:s text:c="2"/>`RequestDateTime` varchar(20) NOT NULL,</text:p>
      <text:p text:style-name="P1"><text:s text:c="2"/>`Status` varchar(20) NOT NULL,</text:p>
      <text:p text:style-name="P1"><text:s text:c="2"/>`CompanyName` varchar(45) NOT NULL,</text:p>
      <text:p text:style-name="P1"><text:s text:c="2"/>`ApproverDateTime` varchar(20) NOT NULL,</text:p>
      <text:p text:style-name="P1"><text:s text:c="2"/>PRIMARY KEY (`id`)</text:p>
      <text:p text:style-name="P1">) ENGINE=InnoDB AUTO_INCREMENT=8112 DEFAULT CHARSET=latin1;</text:p>
      <text:p text:style-name="P1"><text:soft-page-break/>CREATE TABLE `attendance` (</text:p>
      <text:p text:style-name="P1"><text:s text:c="2"/>`id` int(10) unsigned NOT NULL AUTO_INCREMENT,</text:p>
      <text:p text:style-name="P1"><text:s text:c="2"/>`Class` varchar(12) NOT NULL,</text:p>
      <text:p text:style-name="P1"><text:s text:c="2"/>`Section` varchar(4) NOT NULL,</text:p>
      <text:p text:style-name="P1"><text:s text:c="2"/>`ClassCode` varchar(45) NOT NULL,</text:p>
      <text:p text:style-name="P1"><text:s text:c="2"/>`Month` varchar(2) NOT NULL,</text:p>
      <text:p text:style-name="P1"><text:s text:c="2"/>`Year` varchar(5) NOT NULL,</text:p>
      <text:p text:style-name="P1"><text:s text:c="2"/>`Company` varchar(35) NOT NULL,</text:p>
      <text:p text:style-name="P1"><text:s text:c="2"/>`Upload` varchar(500) NOT NULL,</text:p>
      <text:p text:style-name="P1"><text:s text:c="2"/>`AcadYr` varchar(8) NOT NULL,</text:p>
      <text:p text:style-name="P1"><text:s text:c="2"/>PRIMARY KEY (`id`)</text:p>
      <text:p text:style-name="P1">) ENGINE=InnoDB AUTO_INCREMENT=851 DEFAULT CHARSET=latin1;</text:p>
      <text:p text:style-name="P1">CREATE TABLE `certificate master` (</text:p>
      <text:p text:style-name="P1"><text:s text:c="2"/>`ID` int(10) NOT NULL AUTO_INCREMENT,</text:p>
      <text:p text:style-name="P1"><text:s text:c="2"/>`Code` varchar(50) DEFAULT NULL,</text:p>
      <text:p text:style-name="P1"><text:s text:c="2"/>`Description` varchar(100) DEFAULT NULL,</text:p>
      <text:p text:style-name="P1"><text:s text:c="2"/>`Certificate Name` varchar(100) DEFAULT NULL,</text:p>
      <text:p text:style-name="P1"><text:s text:c="2"/>`School Name` varchar(100) DEFAULT NULL,</text:p>
      <text:p text:style-name="P1"><text:s text:c="2"/>`Academic Year` varchar(50) DEFAULT NULL,</text:p>
      <text:p text:style-name="P1"><text:s text:c="2"/>`Date` varchar(20) DEFAULT NULL,</text:p>
      <text:p text:style-name="P1"><text:s text:c="2"/>PRIMARY KEY (`ID`)</text:p>
      <text:p text:style-name="P1">) ENGINE=InnoDB AUTO_INCREMENT=12 DEFAULT CHARSET=latin1;</text:p>
      <text:p text:style-name="P1">CREATE TABLE `citizenship` (</text:p>
      <text:p text:style-name="P1"><text:s text:c="2"/>`id` int(10) unsigned NOT NULL AUTO_INCREMENT,</text:p>
      <text:p text:style-name="P1"><text:s text:c="2"/>`Code` varchar(20) NOT NULL,</text:p>
      <text:p text:style-name="P1"><text:s text:c="2"/>`Description` varchar(50) NOT NULL,</text:p>
      <text:p text:style-name="P1"><text:s text:c="2"/>PRIMARY KEY (`id`)</text:p>
      <text:p text:style-name="P1">) ENGINE=InnoDB AUTO_INCREMENT=10 DEFAULT CHARSET=latin1;</text:p>
      <text:p text:style-name="P1">CREATE TABLE `company` (</text:p>
      <text:p text:style-name="P1"><text:s text:c="2"/>`id` int(10) unsigned NOT NULL AUTO_INCREMENT,</text:p>
      <text:p text:style-name="P1"><text:s text:c="2"/>`Name` varchar(80) NOT NULL,</text:p>
      <text:p text:style-name="P1"><text:s text:c="2"/>`Address1` varchar(80) NOT NULL,</text:p>
      <text:p text:style-name="P1"><text:s text:c="2"/>`Address2` varchar(80) NOT NULL,</text:p>
      <text:p text:style-name="P1"><text:s text:c="2"/>`Address3` varchar(80) NOT NULL,</text:p>
      <text:p text:style-name="P1"><text:s text:c="2"/>`PostCode` varchar(10) NOT NULL,</text:p>
      <text:p text:style-name="P1"><text:s text:c="2"/>`City` varchar(80) NOT NULL,</text:p>
      <text:p text:style-name="P1"><text:s text:c="2"/>`Country` varchar(80) NOT NULL,</text:p>
      <text:p text:style-name="P1"><text:s text:c="2"/>`State` varchar(80) NOT NULL,</text:p>
      <text:p text:style-name="P1"><text:s text:c="2"/>`PhoneNo` varchar(13) NOT NULL,</text:p>
      <text:p text:style-name="P1"><text:s text:c="2"/>`VATRegistrationNo` varchar(45) NOT NULL,</text:p>
      <text:p text:style-name="P1"><text:s text:c="2"/>`Trust` varchar(80) NOT NULL,</text:p>
      <text:p text:style-name="P1"><text:s text:c="2"/>`SchoolType` varchar(45) NOT NULL,</text:p>
      <text:p text:style-name="P1"><text:s text:c="2"/>`SchoolCode` varchar(20) NOT NULL,</text:p>
      <text:p text:style-name="P1"><text:s text:c="2"/>`SchoolName` varchar(80) NOT NULL,</text:p>
      <text:p text:style-name="P1"><text:s text:c="2"/>`SchoolName2` varchar(80) NOT NULL,</text:p>
      <text:p text:style-name="P1"><text:s text:c="2"/>`Band` varchar(10) NOT NULL,</text:p>
      <text:p text:style-name="P1"><text:s text:c="2"/>`CompanyStatus` varchar(45) NOT NULL,</text:p>
      <text:p text:style-name="P1"><text:s text:c="2"/>`PhoneNo2` varchar(15) NOT NULL,</text:p>
      <text:p text:style-name="P1"><text:s text:c="2"/>`FAXNo` varchar(15) NOT NULL,</text:p>
      <text:p text:style-name="P1"><text:s text:c="2"/>`Email` varchar(80) NOT NULL,</text:p>
      <text:p text:style-name="P1"><text:s text:c="2"/>`HomePage` varchar(100) NOT NULL,</text:p>
      <text:p text:style-name="P1"><text:s text:c="2"/>`ICPartnerCode` varchar(45) NOT NULL,</text:p>
      <text:p text:style-name="P1"><text:soft-page-break/><text:s text:c="2"/>`ICInboxType` varchar(45) NOT NULL,</text:p>
      <text:p text:style-name="P1"><text:s text:c="2"/>`ICInboxDetails` varchar(45) NOT NULL,</text:p>
      <text:p text:style-name="P1"><text:s text:c="2"/>`ExportorDeemed` varchar(1) NOT NULL,</text:p>
      <text:p text:style-name="P1"><text:s text:c="2"/>`Composition` varchar(1) NOT NULL,</text:p>
      <text:p text:style-name="P1"><text:s text:c="2"/>`LSTNo` varchar(45) NOT NULL,</text:p>
      <text:p text:style-name="P1"><text:s text:c="2"/>`CSTNo` varchar(45) NOT NULL,</text:p>
      <text:p text:style-name="P1"><text:s text:c="2"/>`VATRegistration` varchar(45) NOT NULL,</text:p>
      <text:p text:style-name="P1"><text:s text:c="2"/>`TINNo` varchar(45) NOT NULL,</text:p>
      <text:p text:style-name="P1"><text:s text:c="2"/>`TANNo` varchar(45) NOT NULL,</text:p>
      <text:p text:style-name="P1"><text:s text:c="2"/>`TCANNo` varchar(45) NOT NULL,</text:p>
      <text:p text:style-name="P1"><text:s text:c="2"/>`CircleNo` varchar(45) NOT NULL,</text:p>
      <text:p text:style-name="P1"><text:s text:c="2"/>`WardNo` varchar(45) NOT NULL,</text:p>
      <text:p text:style-name="P1"><text:s text:c="2"/>`InputService` varchar(1) NOT NULL,</text:p>
      <text:p text:style-name="P1"><text:s text:c="2"/>`CentralSTC` varchar(1) NOT NULL,</text:p>
      <text:p text:style-name="P1"><text:s text:c="2"/>`STPaymentPeriod` varchar(45) NOT NULL,</text:p>
      <text:p text:style-name="P1"><text:s text:c="2"/>`STPaymentDueDate` varchar(13) NOT NULL,</text:p>
      <text:p text:style-name="P1"><text:s text:c="2"/>`ServiceTaxRegistration` varchar(45) NOT NULL,</text:p>
      <text:p text:style-name="P1"><text:s text:c="2"/>`PANStatus` varchar(45) NOT NULL,</text:p>
      <text:p text:style-name="P1"><text:s text:c="2"/>`PANNo` varchar(45) NOT NULL,</text:p>
      <text:p text:style-name="P1"><text:s text:c="2"/>`DeductorCategory` varchar(45) NOT NULL,</text:p>
      <text:p text:style-name="P1"><text:s text:c="2"/>`PAOCode` varchar(45) NOT NULL,</text:p>
      <text:p text:style-name="P1"><text:s text:c="2"/>`PAORegistrationNo` varchar(45) NOT NULL,</text:p>
      <text:p text:style-name="P1"><text:s text:c="2"/>`DDOCode` varchar(45) NOT NULL,</text:p>
      <text:p text:style-name="P1"><text:s text:c="2"/>`DDORegistration` varchar(45) NOT NULL,</text:p>
      <text:p text:style-name="P1"><text:s text:c="2"/>`MinistryType` varchar(45) NOT NULL,</text:p>
      <text:p text:style-name="P1"><text:s text:c="2"/>`MinistryCode` varchar(45) NOT NULL,</text:p>
      <text:p text:style-name="P1"><text:s text:c="2"/>`ERPCode` varchar(45) NOT NULL,</text:p>
      <text:p text:style-name="P1"><text:s text:c="2"/>`CompositionType` varchar(45) NOT NULL,</text:p>
      <text:p text:style-name="P1"><text:s text:c="2"/>`AssigningOfficer` varchar(80) NOT NULL,</text:p>
      <text:p text:style-name="P1"><text:s text:c="2"/>`SchoolLogo` longblob NOT NULL,</text:p>
      <text:p text:style-name="P1"><text:s text:c="2"/>`Sequence` int(10) unsigned NOT NULL,</text:p>
      <text:p text:style-name="P1"><text:s text:c="2"/>PRIMARY KEY (`id`)</text:p>
      <text:p text:style-name="P1">) ENGINE=InnoDB AUTO_INCREMENT=78 DEFAULT CHARSET=latin1;</text:p>
      <text:p text:style-name="P1">CREATE TABLE `complaint` (</text:p>
      <text:p text:style-name="P1"><text:s text:c="2"/>`id` int(10) unsigned NOT NULL AUTO_INCREMENT,</text:p>
      <text:p text:style-name="P1"><text:s text:c="2"/>`CallDate` datetime NOT NULL,</text:p>
      <text:p text:style-name="P1"><text:s text:c="2"/>`Category` varchar(45) NOT NULL,</text:p>
      <text:p text:style-name="P1"><text:s text:c="2"/>`Module` varchar(45) NOT NULL,</text:p>
      <text:p text:style-name="P1"><text:s text:c="2"/>`SubModule` varchar(45) NOT NULL,</text:p>
      <text:p text:style-name="P1"><text:s text:c="2"/>`Description` text NOT NULL,</text:p>
      <text:p text:style-name="P1"><text:s text:c="2"/>`Picture` longtext NOT NULL,</text:p>
      <text:p text:style-name="P1"><text:s text:c="2"/>`LoggedBy` varchar(45) NOT NULL,</text:p>
      <text:p text:style-name="P1"><text:s text:c="2"/>`EmailAddress` varchar(80) NOT NULL,</text:p>
      <text:p text:style-name="P1"><text:s text:c="2"/>`ActionTaken` text NOT NULL,</text:p>
      <text:p text:style-name="P1"><text:s text:c="2"/>`CallStatus` varchar(45) NOT NULL,</text:p>
      <text:p text:style-name="P1"><text:s text:c="2"/>`CallType` varchar(45) NOT NULL,</text:p>
      <text:p text:style-name="P1"><text:s text:c="2"/>`ResponsiblePerson` varchar(45) NOT NULL,</text:p>
      <text:p text:style-name="P1"><text:s text:c="2"/>`CloseDate` datetime NOT NULL,</text:p>
      <text:p text:style-name="P1"><text:s text:c="2"/>`Remarks` text NOT NULL,</text:p>
      <text:p text:style-name="P1"><text:s text:c="2"/>`ComplaintID` varchar(45) NOT NULL,</text:p>
      <text:p text:style-name="P1"><text:s text:c="2"/>PRIMARY KEY (`id`)</text:p>
      <text:p text:style-name="P1">) ENGINE=InnoDB AUTO_INCREMENT=1334 DEFAULT CHARSET=latin1;</text:p>
      <text:p text:style-name="P1"><text:soft-page-break/>CREATE TABLE `complaint_module` (</text:p>
      <text:p text:style-name="P1"><text:s text:c="2"/>`id` int(10) unsigned NOT NULL AUTO_INCREMENT,</text:p>
      <text:p text:style-name="P1"><text:s text:c="2"/>`Module` varchar(45) NOT NULL,</text:p>
      <text:p text:style-name="P1"><text:s text:c="2"/>PRIMARY KEY (`id`)</text:p>
      <text:p text:style-name="P1">) ENGINE=InnoDB AUTO_INCREMENT=9 DEFAULT CHARSET=latin1;</text:p>
      <text:p text:style-name="P1">CREATE TABLE `complaint_submodule` (</text:p>
      <text:p text:style-name="P1"><text:s text:c="2"/>`id` int(10) unsigned NOT NULL AUTO_INCREMENT,</text:p>
      <text:p text:style-name="P1"><text:s text:c="2"/>`Category` varchar(45) NOT NULL,</text:p>
      <text:p text:style-name="P1"><text:s text:c="2"/>`Module` varchar(45) NOT NULL,</text:p>
      <text:p text:style-name="P1"><text:s text:c="2"/>`SubModule` varchar(45) NOT NULL,</text:p>
      <text:p text:style-name="P1"><text:s text:c="2"/>PRIMARY KEY (`id`)</text:p>
      <text:p text:style-name="P1">) ENGINE=InnoDB AUTO_INCREMENT=66 DEFAULT CHARSET=latin1;</text:p>
      <text:p text:style-name="P1">CREATE TABLE `complaint_transaction` (</text:p>
      <text:p text:style-name="P1"><text:s text:c="2"/>`id` int(10) unsigned NOT NULL AUTO_INCREMENT,</text:p>
      <text:p text:style-name="P1"><text:s text:c="2"/>`tr_date` datetime NOT NULL,</text:p>
      <text:p text:style-name="P1"><text:s text:c="2"/>`comp_status` varchar(45) NOT NULL,</text:p>
      <text:p text:style-name="P1"><text:s text:c="2"/>`description` text NOT NULL,</text:p>
      <text:p text:style-name="P1"><text:s text:c="2"/>`remarks` text NOT NULL,</text:p>
      <text:p text:style-name="P1"><text:s text:c="2"/>`resp_person` varchar(45) NOT NULL,</text:p>
      <text:p text:style-name="P1"><text:s text:c="2"/>`comp_id` varchar(45) NOT NULL,</text:p>
      <text:p text:style-name="P1"><text:s text:c="2"/>`fwd_by` varchar(45) NOT NULL,</text:p>
      <text:p text:style-name="P1"><text:s text:c="2"/>PRIMARY KEY (`id`)</text:p>
      <text:p text:style-name="P1">) ENGINE=InnoDB AUTO_INCREMENT=3476 DEFAULT CHARSET=latin1;</text:p>
      <text:p text:style-name="P1">CREATE TABLE `corpadmsetup` (</text:p>
      <text:p text:style-name="P1"><text:s text:c="2"/>`id` int(6) unsigned NOT NULL AUTO_INCREMENT,</text:p>
      <text:p text:style-name="P1"><text:s text:c="2"/>`Cur_Acad` varchar(6) NOT NULL,</text:p>
      <text:p text:style-name="P1"><text:s text:c="2"/>`Start_Date` varchar(16) NOT NULL,</text:p>
      <text:p text:style-name="P1"><text:s text:c="2"/>`End_Date` varchar(16) NOT NULL,</text:p>
      <text:p text:style-name="P1"><text:s text:c="2"/>`Prev_Acad` varchar(6) NOT NULL,</text:p>
      <text:p text:style-name="P1"><text:s text:c="2"/>`Nxt_Acad` varchar(6) NOT NULL,</text:p>
      <text:p text:style-name="P1"><text:s text:c="2"/>`Prev_DL_SDT` varchar(16) NOT NULL,</text:p>
      <text:p text:style-name="P1"><text:s text:c="2"/>`Prev_DL_EDT` varchar(16) NOT NULL,</text:p>
      <text:p text:style-name="P1"><text:s text:c="2"/>`Cur_DL_SDT` varchar(16) NOT NULL,</text:p>
      <text:p text:style-name="P1"><text:s text:c="2"/>`Cur_DL_EDT` varchar(16) NOT NULL,</text:p>
      <text:p text:style-name="P1"><text:s text:c="2"/>`Nxt_DL_SDT` varchar(16) NOT NULL,</text:p>
      <text:p text:style-name="P1"><text:s text:c="2"/>`Nxt_DL_EDT` varchar(16) NOT NULL,</text:p>
      <text:p text:style-name="P1"><text:s text:c="2"/>PRIMARY KEY (`id`)</text:p>
      <text:p text:style-name="P1">) ENGINE=InnoDB AUTO_INCREMENT=2 DEFAULT CHARSET=latin1;</text:p>
      <text:p text:style-name="P1">CREATE TABLE `countryregion` (</text:p>
      <text:p text:style-name="P1"><text:s text:c="2"/>`id` int(10) unsigned NOT NULL AUTO_INCREMENT,</text:p>
      <text:p text:style-name="P1"><text:s text:c="2"/>`Code` varchar(20) NOT NULL,</text:p>
      <text:p text:style-name="P1"><text:s text:c="2"/>`Name` varchar(50) NOT NULL,</text:p>
      <text:p text:style-name="P1"><text:s text:c="2"/>PRIMARY KEY (`id`)</text:p>
      <text:p text:style-name="P1">) ENGINE=InnoDB AUTO_INCREMENT=2 DEFAULT CHARSET=latin1;</text:p>
      <text:p text:style-name="P1">CREATE TABLE `curriculum` (</text:p>
      <text:p text:style-name="P1"><text:s text:c="2"/>`id` int(10) unsigned NOT NULL AUTO_INCREMENT,</text:p>
      <text:p text:style-name="P1"><text:s text:c="2"/>`Code` varchar(20) NOT NULL,</text:p>
      <text:p text:style-name="P1"><text:s text:c="2"/>`Description` varchar(50) NOT NULL,</text:p>
      <text:p text:style-name="P1"><text:s text:c="2"/>PRIMARY KEY (`id`,`Code`)</text:p>
      <text:p text:style-name="P1">) ENGINE=InnoDB AUTO_INCREMENT=6 DEFAULT CHARSET=latin1;</text:p>
      <text:p text:style-name="P1">CREATE TABLE `director_rpt` (</text:p>
      <text:p text:style-name="P1"><text:s text:c="2"/>`id` int(10) unsigned NOT NULL AUTO_INCREMENT,</text:p>
      <text:p text:style-name="P1"><text:soft-page-break/><text:s text:c="2"/>`rpt_date` varchar(15) NOT NULL,</text:p>
      <text:p text:style-name="P1"><text:s text:c="2"/>`AcadYr` varchar(15) NOT NULL,</text:p>
      <text:p text:style-name="P1"><text:s text:c="2"/>`CompanyName` varchar(45) NOT NULL,</text:p>
      <text:p text:style-name="P1"><text:s text:c="2"/>`Enquiry` varchar(15) NOT NULL,</text:p>
      <text:p text:style-name="P1"><text:s text:c="2"/>`Registration` varchar(15) NOT NULL,</text:p>
      <text:p text:style-name="P1"><text:s text:c="2"/>`Target` varchar(15) NOT NULL,</text:p>
      <text:p text:style-name="P1"><text:s text:c="2"/>`TotAdm` varchar(15) NOT NULL,</text:p>
      <text:p text:style-name="P1"><text:s text:c="2"/>`TotInactive` varchar(15) NOT NULL,</text:p>
      <text:p text:style-name="P1"><text:s text:c="2"/>`TotWithdrawal` varchar(15) NOT NULL,</text:p>
      <text:p text:style-name="P1"><text:s text:c="2"/>`NetAdm` varchar(15) NOT NULL,</text:p>
      <text:p text:style-name="P1"><text:s text:c="2"/>`TotStudent` varchar(15) NOT NULL,</text:p>
      <text:p text:style-name="P1"><text:s text:c="2"/>`FeesOS` varchar(45) NOT NULL,</text:p>
      <text:p text:style-name="P1"><text:s text:c="2"/>`TotTC` varchar(15) NOT NULL,</text:p>
      <text:p text:style-name="P1"><text:s text:c="2"/>PRIMARY KEY (`id`)</text:p>
      <text:p text:style-name="P1">) ENGINE=InnoDB AUTO_INCREMENT=16441 DEFAULT CHARSET=latin1;</text:p>
      <text:p text:style-name="P1">CREATE TABLE `document details` (</text:p>
      <text:p text:style-name="P1"><text:s text:c="2"/>`ID` int(10) NOT NULL AUTO_INCREMENT,</text:p>
      <text:p text:style-name="P1"><text:s text:c="2"/>`Student ID` varchar(100) DEFAULT NULL,</text:p>
      <text:p text:style-name="P1"><text:s text:c="2"/>`Doc Type` varchar(100) DEFAULT NULL,</text:p>
      <text:p text:style-name="P1"><text:s text:c="2"/>`Doc Name` varchar(100) DEFAULT NULL,</text:p>
      <text:p text:style-name="P1"><text:s text:c="2"/>`School Name` varchar(100) DEFAULT NULL,</text:p>
      <text:p text:style-name="P1"><text:s text:c="2"/>`FileUpload` varchar(100) DEFAULT NULL,</text:p>
      <text:p text:style-name="P1"><text:s text:c="2"/>`SchoolRemarks` varchar(250) DEFAULT NULL,</text:p>
      <text:p text:style-name="P1"><text:s text:c="2"/>`HO Remarks` varchar(250) DEFAULT NULL,</text:p>
      <text:p text:style-name="P1"><text:s text:c="2"/>`Doc Status` varchar(45) DEFAULT NULL,</text:p>
      <text:p text:style-name="P1"><text:s text:c="2"/>`StuAdmNo` varchar(45) DEFAULT NULL,</text:p>
      <text:p text:style-name="P1"><text:s text:c="2"/>`FileuploadDate` varchar(25) DEFAULT NULL,</text:p>
      <text:p text:style-name="P1"><text:s text:c="2"/>`CheckerDate` varchar(25) DEFAULT NULL,</text:p>
      <text:p text:style-name="P1"><text:s text:c="2"/>`File Status` varchar(10) DEFAULT NULL,</text:p>
      <text:p text:style-name="P1"><text:s text:c="2"/>PRIMARY KEY (`ID`)</text:p>
      <text:p text:style-name="P1">) ENGINE=InnoDB AUTO_INCREMENT=24 DEFAULT CHARSET=latin1;</text:p>
      <text:p text:style-name="P1">CREATE TABLE `emailbody` (</text:p>
      <text:p text:style-name="P1"><text:s text:c="2"/>`id` int(10) unsigned NOT NULL AUTO_INCREMENT,</text:p>
      <text:p text:style-name="P1"><text:s text:c="2"/>`SchID` varchar(45) NOT NULL,</text:p>
      <text:p text:style-name="P1"><text:s text:c="2"/>`EmlFor` varchar(45) NOT NULL,</text:p>
      <text:p text:style-name="P1"><text:s text:c="2"/>`EmlBody` text NOT NULL,</text:p>
      <text:p text:style-name="P1"><text:s text:c="2"/>`EmlSubject` varchar(200) DEFAULT NULL,</text:p>
      <text:p text:style-name="P1"><text:s text:c="2"/>PRIMARY KEY (`id`)</text:p>
      <text:p text:style-name="P1">) ENGINE=InnoDB AUTO_INCREMENT=2 DEFAULT CHARSET=latin1;</text:p>
      <text:p text:style-name="P1">CREATE TABLE `emails` (</text:p>
      <text:p text:style-name="P1"><text:s text:c="2"/>`id` int(255) NOT NULL AUTO_INCREMENT,</text:p>
      <text:p text:style-name="P1"><text:s text:c="2"/>`from` varchar(255) COLLATE utf8_unicode_ci NOT NULL,</text:p>
      <text:p text:style-name="P1"><text:s text:c="2"/>`subject` varchar(255) COLLATE utf8_unicode_ci NOT NULL,</text:p>
      <text:p text:style-name="P1"><text:s text:c="2"/>`body` text COLLATE utf8_unicode_ci NOT NULL,</text:p>
      <text:p text:style-name="P1"><text:s text:c="2"/>`date` timestamp NOT NULL DEFAULT '0000-00-00 00:00:00' ON UPDATE CURRENT_TIMESTAMP,</text:p>
      <text:p text:style-name="P1"><text:s text:c="2"/>PRIMARY KEY (`id`)</text:p>
      <text:p text:style-name="P1">) ENGINE=MyISAM DEFAULT CHARSET=utf8 COLLATE=utf8_unicode_ci;</text:p>
      <text:p text:style-name="P1">CREATE TABLE `enquiry` (</text:p>
      <text:p text:style-name="P1"><text:s text:c="2"/>`id` int(10) unsigned NOT NULL AUTO_INCREMENT,</text:p>
      <text:p text:style-name="P1"><text:s text:c="2"/>`SchoolERPCode` varchar(45) NOT NULL,</text:p>
      <text:p text:style-name="P1"><text:s text:c="2"/>`SchoolTableID` varchar(45) NOT NULL,</text:p>
      <text:p text:style-name="P1"><text:soft-page-break/><text:s text:c="2"/>`UserLoginID` varchar(45) NOT NULL,</text:p>
      <text:p text:style-name="P1"><text:s text:c="2"/>`EnquiryNo` varchar(45) NOT NULL,</text:p>
      <text:p text:style-name="P1"><text:s text:c="2"/>`EnquiryDate` varchar(45) NOT NULL,</text:p>
      <text:p text:style-name="P1"><text:s text:c="2"/>`AcadYear` varchar(45) NOT NULL,</text:p>
      <text:p text:style-name="P1"><text:s text:c="2"/>`StudentName` varchar(80) NOT NULL,</text:p>
      <text:p text:style-name="P1"><text:s text:c="2"/>`Gender` varchar(5) NOT NULL,</text:p>
      <text:p text:style-name="P1"><text:s text:c="2"/>`DOB` varchar(15) NOT NULL,</text:p>
      <text:p text:style-name="P1"><text:s text:c="2"/>`DOBYr` varchar(2) NOT NULL,</text:p>
      <text:p text:style-name="P1"><text:s text:c="2"/>`DOBMonth` varchar(2) NOT NULL,</text:p>
      <text:p text:style-name="P1"><text:s text:c="2"/>`ClassApplied` varchar(5) NOT NULL,</text:p>
      <text:p text:style-name="P1"><text:s text:c="2"/>`Curricullum` varchar(20) NOT NULL,</text:p>
      <text:p text:style-name="P1"><text:s text:c="2"/>`MotherPreffix` varchar(10) NOT NULL,</text:p>
      <text:p text:style-name="P1"><text:s text:c="2"/>`MotherName` varchar(80) NOT NULL,</text:p>
      <text:p text:style-name="P1"><text:s text:c="2"/>`FatherPreffix` varchar(10) NOT NULL,</text:p>
      <text:p text:style-name="P1"><text:s text:c="2"/>`FatherName` varchar(80) NOT NULL,</text:p>
      <text:p text:style-name="P1"><text:s text:c="2"/>`GuardianPreffix` varchar(10) NOT NULL,</text:p>
      <text:p text:style-name="P1"><text:s text:c="2"/>`GuardianName` varchar(80) NOT NULL,</text:p>
      <text:p text:style-name="P1"><text:s text:c="2"/>`Transport` varchar(4) NOT NULL,</text:p>
      <text:p text:style-name="P1"><text:s text:c="2"/>`PhysicallyChallanged` varchar(4) NOT NULL,</text:p>
      <text:p text:style-name="P1"><text:s text:c="2"/>`ConcessionCategory` varchar(25) NOT NULL,</text:p>
      <text:p text:style-name="P1"><text:s text:c="2"/>`Language2` varchar(15) NOT NULL,</text:p>
      <text:p text:style-name="P1"><text:s text:c="2"/>`Language3` varchar(15) NOT NULL,</text:p>
      <text:p text:style-name="P1"><text:s text:c="2"/>`PreviousSchool` varchar(80) NOT NULL,</text:p>
      <text:p text:style-name="P1"><text:s text:c="2"/>`PrevSchLastClass` varchar(4) NOT NULL,</text:p>
      <text:p text:style-name="P1"><text:s text:c="2"/>`PrevSchCurricullum` varchar(15) NOT NULL,</text:p>
      <text:p text:style-name="P1"><text:s text:c="2"/>`PrevSchMedium` varchar(15) NOT NULL,</text:p>
      <text:p text:style-name="P1"><text:s text:c="2"/>`CommunicationReference` varchar(10) NOT NULL,</text:p>
      <text:p text:style-name="P1"><text:s text:c="2"/>`Address` varchar(100) NOT NULL,</text:p>
      <text:p text:style-name="P1"><text:s text:c="2"/>`Address1` varchar(100) NOT NULL,</text:p>
      <text:p text:style-name="P1"><text:s text:c="2"/>`Address2` varchar(100) NOT NULL,</text:p>
      <text:p text:style-name="P1"><text:s text:c="2"/>`City` varchar(45) NOT NULL,</text:p>
      <text:p text:style-name="P1"><text:s text:c="2"/>`State` varchar(45) NOT NULL,</text:p>
      <text:p text:style-name="P1"><text:s text:c="2"/>`PostCode` varchar(6) NOT NULL,</text:p>
      <text:p text:style-name="P1"><text:s text:c="2"/>`Mobile` varchar(15) NOT NULL,</text:p>
      <text:p text:style-name="P1"><text:s text:c="2"/>`Email` varchar(80) NOT NULL,</text:p>
      <text:p text:style-name="P1"><text:s text:c="2"/>`FatherQualification` varchar(45) NOT NULL,</text:p>
      <text:p text:style-name="P1"><text:s text:c="2"/>`FatherOfficeAddress1` varchar(80) NOT NULL,</text:p>
      <text:p text:style-name="P1"><text:s text:c="2"/>`FatherOccupation` varchar(15) NOT NULL,</text:p>
      <text:p text:style-name="P1"><text:s text:c="2"/>`FatherOfficeAddress2` varchar(80) NOT NULL,</text:p>
      <text:p text:style-name="P1"><text:s text:c="2"/>`FatherAnnualIncome` varchar(10) NOT NULL,</text:p>
      <text:p text:style-name="P1"><text:s text:c="2"/>`FatherOfficePostCode` varchar(6) NOT NULL,</text:p>
      <text:p text:style-name="P1"><text:s text:c="2"/>`FatherOfficeCity` varchar(45) NOT NULL,</text:p>
      <text:p text:style-name="P1"><text:s text:c="2"/>`FatherOfficeCountry` varchar(45) NOT NULL,</text:p>
      <text:p text:style-name="P1"><text:s text:c="2"/>`MotherQualification` varchar(45) NOT NULL,</text:p>
      <text:p text:style-name="P1"><text:s text:c="2"/>`MotherOfficeAddress1` varchar(100) NOT NULL,</text:p>
      <text:p text:style-name="P1"><text:s text:c="2"/>`MotherOccupation` varchar(45) NOT NULL,</text:p>
      <text:p text:style-name="P1"><text:s text:c="2"/>`MotherOfficeAddress2` varchar(80) NOT NULL,</text:p>
      <text:p text:style-name="P1"><text:s text:c="2"/>`MotherAnnualIncome` varchar(10) NOT NULL,</text:p>
      <text:p text:style-name="P1"><text:s text:c="2"/>`MotherOfficePostCode` varchar(6) NOT NULL,</text:p>
      <text:p text:style-name="P1"><text:s text:c="2"/>`MotherOfficeCity` varchar(45) NOT NULL,</text:p>
      <text:p text:style-name="P1"><text:s text:c="2"/>`MotherOfficeCountry` varchar(45) NOT NULL,</text:p>
      <text:p text:style-name="P1"><text:s text:c="2"/>`GuardianRelationship` varchar(45) NOT NULL,</text:p>
      <text:p text:style-name="P1"><text:soft-page-break/><text:s text:c="2"/>`GuardianQualification` varchar(45) NOT NULL,</text:p>
      <text:p text:style-name="P1"><text:s text:c="2"/>`GuardianOfficeAddress1` varchar(100) NOT NULL,</text:p>
      <text:p text:style-name="P1"><text:s text:c="2"/>`GuardianOfficeAddress2` varchar(80) NOT NULL,</text:p>
      <text:p text:style-name="P1"><text:s text:c="2"/>`GuardianOccupation` varchar(45) NOT NULL,</text:p>
      <text:p text:style-name="P1"><text:s text:c="2"/>`GuardianAnnualIncome` varchar(10) NOT NULL,</text:p>
      <text:p text:style-name="P1"><text:s text:c="2"/>`GuardianOfficePostCode` varchar(6) NOT NULL,</text:p>
      <text:p text:style-name="P1"><text:s text:c="2"/>`GuardianOfficeCity` varchar(45) NOT NULL,</text:p>
      <text:p text:style-name="P1"><text:s text:c="2"/>`GuardianOfficeCountry` varchar(45) NOT NULL,</text:p>
      <text:p text:style-name="P1"><text:s text:c="2"/>`EnquirySource` varchar(35) NOT NULL,</text:p>
      <text:p text:style-name="P1"><text:s text:c="2"/>`EnquiryType` varchar(35) NOT NULL,</text:p>
      <text:p text:style-name="P1"><text:s text:c="2"/>`Distance` varchar(10) NOT NULL,</text:p>
      <text:p text:style-name="P1"><text:s text:c="2"/>`EnquiryRemarks` text NOT NULL,</text:p>
      <text:p text:style-name="P1"><text:s text:c="2"/>`EnquiryStatus` varchar(15) NOT NULL,</text:p>
      <text:p text:style-name="P1"><text:s text:c="2"/>`RegistrationStatus` varchar(3) NOT NULL,</text:p>
      <text:p text:style-name="P1"><text:s text:c="2"/>`AdmissionStatus` varchar(3) NOT NULL,</text:p>
      <text:p text:style-name="P1"><text:s text:c="2"/>`Landline` varchar(15) NOT NULL,</text:p>
      <text:p text:style-name="P1"><text:s text:c="2"/>`Country` varchar(45) NOT NULL,</text:p>
      <text:p text:style-name="P1"><text:s text:c="2"/>`RegistrationFormNo` varchar(45) NOT NULL,</text:p>
      <text:p text:style-name="P1"><text:s text:c="2"/>`AdmissionNo` varchar(45) NOT NULL,</text:p>
      <text:p text:style-name="P1"><text:s text:c="2"/>`Citizenship` varchar(45) NOT NULL,</text:p>
      <text:p text:style-name="P1"><text:s text:c="2"/>PRIMARY KEY (`id`)</text:p>
      <text:p text:style-name="P1">) ENGINE=InnoDB AUTO_INCREMENT=4 DEFAULT CHARSET=latin1;</text:p>
      <text:p text:style-name="P1">CREATE TABLE `enquirysource` (</text:p>
      <text:p text:style-name="P1"><text:s text:c="2"/>`id` int(10) unsigned NOT NULL AUTO_INCREMENT,</text:p>
      <text:p text:style-name="P1"><text:s text:c="2"/>`Code` varchar(20) NOT NULL,</text:p>
      <text:p text:style-name="P1"><text:s text:c="2"/>`Description` varchar(50) NOT NULL,</text:p>
      <text:p text:style-name="P1"><text:s text:c="2"/>PRIMARY KEY (`id`)</text:p>
      <text:p text:style-name="P1">) ENGINE=InnoDB AUTO_INCREMENT=21 DEFAULT CHARSET=latin1;</text:p>
      <text:p text:style-name="P1">CREATE TABLE `files` (</text:p>
      <text:p text:style-name="P1"><text:s text:c="2"/>`id` int(255) NOT NULL AUTO_INCREMENT,</text:p>
      <text:p text:style-name="P1"><text:s text:c="2"/>`email_id` int(255) NOT NULL,</text:p>
      <text:p text:style-name="P1"><text:s text:c="2"/>`filename` varchar(255) COLLATE utf8_unicode_ci NOT NULL,</text:p>
      <text:p text:style-name="P1"><text:s text:c="2"/>`size` varchar(20) COLLATE utf8_unicode_ci NOT NULL,</text:p>
      <text:p text:style-name="P1"><text:s text:c="2"/>`mime` varchar(100) COLLATE utf8_unicode_ci NOT NULL,</text:p>
      <text:p text:style-name="P1"><text:s text:c="2"/>PRIMARY KEY (`id`)</text:p>
      <text:p text:style-name="P1">) ENGINE=MyISAM DEFAULT CHARSET=utf8 COLLATE=utf8_unicode_ci;</text:p>
      <text:p text:style-name="P1">CREATE TABLE `fliplearn` (</text:p>
      <text:p text:style-name="P1"><text:s text:c="2"/>`id` int(10) unsigned NOT NULL AUTO_INCREMENT,</text:p>
      <text:p text:style-name="P1"><text:s text:c="2"/>`ERP_Field` varchar(45) NOT NULL,</text:p>
      <text:p text:style-name="P1"><text:s text:c="2"/>`ERP_Data` varchar(45) NOT NULL,</text:p>
      <text:p text:style-name="P1"><text:s text:c="2"/>`FLP_DATA` varchar(45) NOT NULL,</text:p>
      <text:p text:style-name="P1"><text:s text:c="2"/>PRIMARY KEY (`id`)</text:p>
      <text:p text:style-name="P1">) ENGINE=InnoDB AUTO_INCREMENT=35 DEFAULT CHARSET=latin1;</text:p>
      <text:p text:style-name="P1">CREATE TABLE `login` (</text:p>
      <text:p text:style-name="P1"><text:s text:c="2"/>`id` int(10) unsigned NOT NULL AUTO_INCREMENT,</text:p>
      <text:p text:style-name="P1"><text:s text:c="2"/>`login` varchar(45) NOT NULL,</text:p>
      <text:p text:style-name="P1"><text:s text:c="2"/>`password` varchar(45) NOT NULL,</text:p>
      <text:p text:style-name="P1"><text:s text:c="2"/>`UsrStatus` varchar(45) NOT NULL,</text:p>
      <text:p text:style-name="P1"><text:s text:c="2"/>`ActiveStat` int(10) unsigned NOT NULL,</text:p>
      <text:p text:style-name="P1"><text:s text:c="2"/>`LoginTime` timestamp NOT NULL DEFAULT CURRENT_TIMESTAMP ON UPDATE CURRENT_TIMESTAMP,</text:p>
      <text:p text:style-name="P1"><text:s text:c="2"/>`SessionID` varchar(45) NOT NULL,</text:p>
      <text:p text:style-name="P1"><text:soft-page-break/><text:s text:c="2"/>PRIMARY KEY (`id`)</text:p>
      <text:p text:style-name="P1">) ENGINE=InnoDB AUTO_INCREMENT=25046 DEFAULT CHARSET=latin1;</text:p>
      <text:p text:style-name="P1">CREATE TABLE `online_reg_setup` (</text:p>
      <text:p text:style-name="P1"><text:s text:c="2"/>`id` int(11) NOT NULL AUTO_INCREMENT,</text:p>
      <text:p text:style-name="P1"><text:s text:c="2"/>`Academic_Year` varchar(7) DEFAULT NULL,</text:p>
      <text:p text:style-name="P1"><text:s text:c="2"/>`DOB_From` varchar(20) DEFAULT NULL,</text:p>
      <text:p text:style-name="P1"><text:s text:c="2"/>`DOB_To` varchar(20) DEFAULT NULL,</text:p>
      <text:p text:style-name="P1"><text:s text:c="2"/>`Age_Calc` varchar(20) DEFAULT NULL,</text:p>
      <text:p text:style-name="P1"><text:s text:c="2"/>`Classes` varchar(135) DEFAULT NULL,</text:p>
      <text:p text:style-name="P1"><text:s text:c="2"/>`Valid_From` varchar(20) NOT NULL DEFAULT '',</text:p>
      <text:p text:style-name="P1"><text:s text:c="2"/>`Valid_To` varchar(20) NOT NULL DEFAULT '',</text:p>
      <text:p text:style-name="P1"><text:s text:c="2"/>`SchID` int(11) NOT NULL,</text:p>
      <text:p text:style-name="P1"><text:s text:c="2"/>`Form_Link` varchar(200) DEFAULT NULL,</text:p>
      <text:p text:style-name="P1"><text:s text:c="2"/>`Age_Limit` varchar(200) NOT NULL,</text:p>
      <text:p text:style-name="P1"><text:s text:c="2"/>`Age_Mandatory` varchar(200) DEFAULT NULL,</text:p>
      <text:p text:style-name="P1"><text:s text:c="2"/>`RegCost` varchar(5) NOT NULL,</text:p>
      <text:p text:style-name="P1"><text:s text:c="2"/>`PayMode` varchar(500) NOT NULL,</text:p>
      <text:p text:style-name="P1"><text:s text:c="2"/>`PayTo` varchar(200) DEFAULT NULL,</text:p>
      <text:p text:style-name="P1"><text:s text:c="2"/>`Addr_Proof` varchar(1500) NOT NULL,</text:p>
      <text:p text:style-name="P1"><text:s text:c="2"/>`Posting_Date` varchar(20) NOT NULL,</text:p>
      <text:p text:style-name="P1"><text:s text:c="2"/>PRIMARY KEY (`id`,`SchID`,`Valid_From`,`Valid_To`),</text:p>
      <text:p text:style-name="P1"><text:s text:c="2"/>UNIQUE KEY `id_UNIQUE` (`id`)</text:p>
      <text:p text:style-name="P1">) ENGINE=InnoDB AUTO_INCREMENT=21 DEFAULT CHARSET=latin1;</text:p>
      <text:p text:style-name="P1">CREATE TABLE `postcode` (</text:p>
      <text:p text:style-name="P1"><text:s text:c="2"/>`id` int(10) unsigned NOT NULL AUTO_INCREMENT,</text:p>
      <text:p text:style-name="P1"><text:s text:c="2"/>`State` varchar(45) NOT NULL,</text:p>
      <text:p text:style-name="P1"><text:s text:c="2"/>`City` varchar(45) NOT NULL,</text:p>
      <text:p text:style-name="P1"><text:s text:c="2"/>`PostCode` varchar(45) NOT NULL,</text:p>
      <text:p text:style-name="P1"><text:s text:c="2"/>`Country` varchar(45) NOT NULL,</text:p>
      <text:p text:style-name="P1"><text:s text:c="2"/>`StateCode` varchar(5) NOT NULL,</text:p>
      <text:p text:style-name="P1"><text:s text:c="2"/>PRIMARY KEY (`id`)</text:p>
      <text:p text:style-name="P1">) ENGINE=InnoDB AUTO_INCREMENT=548034 DEFAULT CHARSET=latin1;</text:p>
      <text:p text:style-name="P1">CREATE TABLE `proc_master` (</text:p>
      <text:p text:style-name="P1"><text:s text:c="2"/>`id` int(10) unsigned NOT NULL AUTO_INCREMENT,</text:p>
      <text:p text:style-name="P1"><text:s text:c="2"/>`item_code` varchar(45) NOT NULL,</text:p>
      <text:p text:style-name="P1"><text:s text:c="2"/>`item_description` varchar(45) NOT NULL,</text:p>
      <text:p text:style-name="P1"><text:s text:c="2"/>`item_class` varchar(15) NOT NULL,</text:p>
      <text:p text:style-name="P1"><text:s text:c="2"/>`item_type` varchar(45) NOT NULL,</text:p>
      <text:p text:style-name="P1"><text:s text:c="2"/>PRIMARY KEY (`id`)</text:p>
      <text:p text:style-name="P1">) ENGINE=InnoDB AUTO_INCREMENT=45 DEFAULT CHARSET=latin1;</text:p>
      <text:p text:style-name="P1">CREATE TABLE `proc_requisition` (</text:p>
      <text:p text:style-name="P1"><text:s text:c="2"/>`id` int(10) unsigned NOT NULL AUTO_INCREMENT,</text:p>
      <text:p text:style-name="P1"><text:s text:c="2"/>`item_id` varchar(45) NOT NULL,</text:p>
      <text:p text:style-name="P1"><text:s text:c="2"/>`academic_year` varchar(45) NOT NULL,</text:p>
      <text:p text:style-name="P1"><text:s text:c="2"/>`date` varchar(45) NOT NULL,</text:p>
      <text:p text:style-name="P1"><text:s text:c="2"/>PRIMARY KEY (`id`)</text:p>
      <text:p text:style-name="P1">) ENGINE=InnoDB AUTO_INCREMENT=295 DEFAULT CHARSET=latin1;</text:p>
      <text:p text:style-name="P1">CREATE TABLE `proc_transaction` (</text:p>
      <text:p text:style-name="P1"><text:s text:c="2"/>`id` int(10) unsigned NOT NULL AUTO_INCREMENT,</text:p>
      <text:p text:style-name="P1"><text:s text:c="2"/>`item_id` int(10) unsigned NOT NULL,</text:p>
      <text:p text:style-name="P1"><text:s text:c="2"/>`academic_year` varchar(45) NOT NULL,</text:p>
      <text:p text:style-name="P1"><text:s text:c="2"/>`qty` int(10) unsigned NOT NULL,</text:p>
      <text:p text:style-name="P1"><text:soft-page-break/><text:s text:c="2"/>`approval_status` int(10) unsigned NOT NULL,</text:p>
      <text:p text:style-name="P1"><text:s text:c="2"/>`school_name` varchar(45) NOT NULL,</text:p>
      <text:p text:style-name="P1"><text:s text:c="2"/>`post_date` varchar(45) NOT NULL,</text:p>
      <text:p text:style-name="P1"><text:s text:c="2"/>`sanc_qty` varchar(45) NOT NULL,</text:p>
      <text:p text:style-name="P1"><text:s text:c="2"/>`sanc_date` varchar(45) NOT NULL,</text:p>
      <text:p text:style-name="P1"><text:s text:c="2"/>`rcv_date` varchar(45) NOT NULL,</text:p>
      <text:p text:style-name="P1"><text:s text:c="2"/>`rcv_qty` varchar(45) NOT NULL,</text:p>
      <text:p text:style-name="P1"><text:s text:c="2"/>`approval_dt1` varchar(45) NOT NULL,</text:p>
      <text:p text:style-name="P1"><text:s text:c="2"/>`approval_dt2` varchar(45) NOT NULL,</text:p>
      <text:p text:style-name="P1"><text:s text:c="2"/>`requisition_dt` varchar(45) NOT NULL,</text:p>
      <text:p text:style-name="P1"><text:s text:c="2"/>PRIMARY KEY (`id`)</text:p>
      <text:p text:style-name="P1">) ENGINE=InnoDB AUTO_INCREMENT=72 DEFAULT CHARSET=latin1;</text:p>
      <text:p text:style-name="P1">CREATE TABLE `registration` (</text:p>
      <text:p text:style-name="P1"><text:s text:c="2"/>`id` int(10) unsigned NOT NULL AUTO_INCREMENT,</text:p>
      <text:p text:style-name="P1"><text:s text:c="2"/>`SchoolERPCode` varchar(45) NOT NULL,</text:p>
      <text:p text:style-name="P1"><text:s text:c="2"/>`LoginID` varchar(45) NOT NULL,</text:p>
      <text:p text:style-name="P1"><text:s text:c="2"/>`EnquiryNo` varchar(10) NOT NULL,</text:p>
      <text:p text:style-name="P1"><text:s text:c="2"/>`AcadYear` varchar(45) NOT NULL,</text:p>
      <text:p text:style-name="P1"><text:s text:c="2"/>`Gender` varchar(5) NOT NULL,</text:p>
      <text:p text:style-name="P1"><text:s text:c="2"/>`DOBYr` varchar(2) NOT NULL,</text:p>
      <text:p text:style-name="P1"><text:s text:c="2"/>`RegistrationFormNo` varchar(25) NOT NULL,</text:p>
      <text:p text:style-name="P1"><text:s text:c="2"/>`PaymentMode` varchar(20) NOT NULL,</text:p>
      <text:p text:style-name="P1"><text:s text:c="2"/>`BankName` varchar(45) NOT NULL,</text:p>
      <text:p text:style-name="P1"><text:s text:c="2"/>`ChequeDDNo` varchar(10) NOT NULL,</text:p>
      <text:p text:style-name="P1"><text:s text:c="2"/>`ChequeDDDate` varchar(14) NOT NULL,</text:p>
      <text:p text:style-name="P1"><text:s text:c="2"/>`ApplicationStatus` varchar(45) NOT NULL,</text:p>
      <text:p text:style-name="P1"><text:s text:c="2"/>`FinYear` varchar(10) NOT NULL,</text:p>
      <text:p text:style-name="P1"><text:s text:c="2"/>`RegistrationStatus` varchar(4) NOT NULL,</text:p>
      <text:p text:style-name="P1"><text:s text:c="2"/>`Landline` varchar(15) NOT NULL,</text:p>
      <text:p text:style-name="P1"><text:s text:c="2"/>`SaleDate` varchar(15) NOT NULL,</text:p>
      <text:p text:style-name="P1"><text:s text:c="2"/>`RegistrationCost` varchar(10) NOT NULL,</text:p>
      <text:p text:style-name="P1"><text:s text:c="2"/>`SchoolTableID` varchar(45) NOT NULL,</text:p>
      <text:p text:style-name="P1"><text:s text:c="2"/>`RegistrationNo` varchar(10) NOT NULL,</text:p>
      <text:p text:style-name="P1"><text:s text:c="2"/>`RegistrationConfirmation` varchar(23) NOT NULL,</text:p>
      <text:p text:style-name="P1"><text:s text:c="2"/>`RegistrationConfirmationDate` varchar(15) NOT NULL,</text:p>
      <text:p text:style-name="P1"><text:s text:c="2"/>`Remarks` varchar(80) NOT NULL,</text:p>
      <text:p text:style-name="P1"><text:s text:c="2"/>`EWS` longblob NOT NULL,</text:p>
      <text:p text:style-name="P1"><text:s text:c="2"/>`FileName` varchar(45) NOT NULL,</text:p>
      <text:p text:style-name="P1"><text:s text:c="2"/>`FileType` varchar(45) NOT NULL,</text:p>
      <text:p text:style-name="P1"><text:s text:c="2"/>`FileSize` varchar(45) NOT NULL,</text:p>
      <text:p text:style-name="P1"><text:s text:c="2"/>`ClassApplied` varchar(4) NOT NULL,</text:p>
      <text:p text:style-name="P1"><text:s text:c="2"/>`MotherPreffix` varchar(10) NOT NULL,</text:p>
      <text:p text:style-name="P1"><text:s text:c="2"/>`FatherPreffix` varchar(10) NOT NULL,</text:p>
      <text:p text:style-name="P1"><text:s text:c="2"/>`GuardianPreffix` varchar(10) NOT NULL,</text:p>
      <text:p text:style-name="P1"><text:s text:c="2"/>`Transport` varchar(4) NOT NULL,</text:p>
      <text:p text:style-name="P1"><text:s text:c="2"/>`ConcessionCategory` varchar(25) NOT NULL,</text:p>
      <text:p text:style-name="P1"><text:s text:c="2"/>`Language3` varchar(15) NOT NULL,</text:p>
      <text:p text:style-name="P1"><text:s text:c="2"/>`PrevSchLastClass` varchar(4) NOT NULL,</text:p>
      <text:p text:style-name="P1"><text:s text:c="2"/>`PrevSchMedium` varchar(15) NOT NULL,</text:p>
      <text:p text:style-name="P1"><text:s text:c="2"/>`Address` varchar(100) NOT NULL,</text:p>
      <text:p text:style-name="P1"><text:s text:c="2"/>`Address2` varchar(100) NOT NULL,</text:p>
      <text:p text:style-name="P1"><text:s text:c="2"/>`State` varchar(45) NOT NULL,</text:p>
      <text:p text:style-name="P1"><text:soft-page-break/><text:s text:c="2"/>`Mobile` varchar(15) NOT NULL,</text:p>
      <text:p text:style-name="P1"><text:s text:c="2"/>`FatherQualification` varchar(45) NOT NULL,</text:p>
      <text:p text:style-name="P1"><text:s text:c="2"/>`FatherOccupation` varchar(15) NOT NULL,</text:p>
      <text:p text:style-name="P1"><text:s text:c="2"/>`FatherAnnualIncome` varchar(10) NOT NULL,</text:p>
      <text:p text:style-name="P1"><text:s text:c="2"/>`FatherOfficeCity` varchar(45) NOT NULL,</text:p>
      <text:p text:style-name="P1"><text:s text:c="2"/>`MotherQualification` varchar(45) NOT NULL,</text:p>
      <text:p text:style-name="P1"><text:s text:c="2"/>`MotherOccupation` varchar(45) NOT NULL,</text:p>
      <text:p text:style-name="P1"><text:s text:c="2"/>`MotherAnnualIncome` varchar(10) NOT NULL,</text:p>
      <text:p text:style-name="P1"><text:s text:c="2"/>`MotherOfficeCity` varchar(45) NOT NULL,</text:p>
      <text:p text:style-name="P1"><text:s text:c="2"/>`GuardianRelationship` varchar(45) NOT NULL,</text:p>
      <text:p text:style-name="P1"><text:s text:c="2"/>`GuardianOfficeAddress1` varchar(100) NOT NULL,</text:p>
      <text:p text:style-name="P1"><text:s text:c="2"/>`GuardianOccupation` varchar(45) NOT NULL,</text:p>
      <text:p text:style-name="P1"><text:s text:c="2"/>`GuardianOfficePostCode` varchar(6) NOT NULL,</text:p>
      <text:p text:style-name="P1"><text:s text:c="2"/>`GuardianOfficeCountry` varchar(45) NOT NULL,</text:p>
      <text:p text:style-name="P1"><text:s text:c="2"/>`EnquiryType` varchar(35) NOT NULL,</text:p>
      <text:p text:style-name="P1"><text:s text:c="2"/>`EnquiryRemarks` text NOT NULL,</text:p>
      <text:p text:style-name="P1"><text:s text:c="2"/>`UserLoginID` varchar(45) NOT NULL,</text:p>
      <text:p text:style-name="P1"><text:s text:c="2"/>`EnquiryDate` varchar(45) NOT NULL,</text:p>
      <text:p text:style-name="P1"><text:s text:c="2"/>`StudentName` varchar(80) NOT NULL,</text:p>
      <text:p text:style-name="P1"><text:s text:c="2"/>`DOB` varchar(15) NOT NULL,</text:p>
      <text:p text:style-name="P1"><text:s text:c="2"/>`DOBMonth` varchar(2) NOT NULL,</text:p>
      <text:p text:style-name="P1"><text:s text:c="2"/>`Curricullum` varchar(20) NOT NULL,</text:p>
      <text:p text:style-name="P1"><text:s text:c="2"/>`MotherName` varchar(80) NOT NULL,</text:p>
      <text:p text:style-name="P1"><text:s text:c="2"/>`FatherName` varchar(80) NOT NULL,</text:p>
      <text:p text:style-name="P1"><text:s text:c="2"/>`GuardianName` varchar(80) NOT NULL,</text:p>
      <text:p text:style-name="P1"><text:s text:c="2"/>`PhysicallyChallanged` varchar(4) NOT NULL,</text:p>
      <text:p text:style-name="P1"><text:s text:c="2"/>`Language2` varchar(15) NOT NULL,</text:p>
      <text:p text:style-name="P1"><text:s text:c="2"/>`PreviousSchool` varchar(80) NOT NULL,</text:p>
      <text:p text:style-name="P1"><text:s text:c="2"/>`PrevSchCurricullum` varchar(15) NOT NULL,</text:p>
      <text:p text:style-name="P1"><text:s text:c="2"/>`CommunicationReference` varchar(10) NOT NULL,</text:p>
      <text:p text:style-name="P1"><text:s text:c="2"/>`Address1` varchar(100) NOT NULL,</text:p>
      <text:p text:style-name="P1"><text:s text:c="2"/>`City` varchar(45) NOT NULL,</text:p>
      <text:p text:style-name="P1"><text:s text:c="2"/>`PostCode` varchar(6) NOT NULL,</text:p>
      <text:p text:style-name="P1"><text:s text:c="2"/>`Email` varchar(80) NOT NULL,</text:p>
      <text:p text:style-name="P1"><text:s text:c="2"/>`FatherOfficeAddress1` varchar(80) NOT NULL,</text:p>
      <text:p text:style-name="P1"><text:s text:c="2"/>`FatherOfficeAddress2` varchar(80) NOT NULL,</text:p>
      <text:p text:style-name="P1"><text:s text:c="2"/>`FatherOfficePostCode` varchar(6) NOT NULL,</text:p>
      <text:p text:style-name="P1"><text:s text:c="2"/>`FatherOfficeCountry` varchar(45) NOT NULL,</text:p>
      <text:p text:style-name="P1"><text:s text:c="2"/>`MotherOfficeAddress1` varchar(100) NOT NULL,</text:p>
      <text:p text:style-name="P1"><text:s text:c="2"/>`MotherOfficeAddress2` varchar(80) NOT NULL,</text:p>
      <text:p text:style-name="P1"><text:s text:c="2"/>`MotherOfficePostCode` varchar(6) NOT NULL,</text:p>
      <text:p text:style-name="P1"><text:s text:c="2"/>`MotherOfficeCountry` varchar(45) NOT NULL,</text:p>
      <text:p text:style-name="P1"><text:s text:c="2"/>`GuardianQualification` varchar(45) NOT NULL,</text:p>
      <text:p text:style-name="P1"><text:s text:c="2"/>`GuardianOfficeAddress2` varchar(80) NOT NULL,</text:p>
      <text:p text:style-name="P1"><text:s text:c="2"/>`GuardianAnnualIncome` varchar(10) NOT NULL,</text:p>
      <text:p text:style-name="P1"><text:s text:c="2"/>`GuardianOfficeCity` varchar(45) NOT NULL,</text:p>
      <text:p text:style-name="P1"><text:s text:c="2"/>`EnquirySource` varchar(35) NOT NULL,</text:p>
      <text:p text:style-name="P1"><text:s text:c="2"/>`Distance` varchar(10) NOT NULL,</text:p>
      <text:p text:style-name="P1"><text:s text:c="2"/>`EnquiryStatus` varchar(15) NOT NULL,</text:p>
      <text:p text:style-name="P1"><text:s text:c="2"/>`AdmissionStatus` varchar(3) NOT NULL,</text:p>
      <text:p text:style-name="P1"><text:s text:c="2"/>`Country` varchar(45) NOT NULL,</text:p>
      <text:p text:style-name="P1"><text:s text:c="2"/>`AdmissionNo` varchar(45) NOT NULL,</text:p>
      <text:p text:style-name="P1"><text:soft-page-break/><text:s text:c="2"/>`EWSStatus` varchar(4) NOT NULL,</text:p>
      <text:p text:style-name="P1"><text:s text:c="2"/>PRIMARY KEY (`id`,`RegistrationFormNo`) USING BTREE</text:p>
      <text:p text:style-name="P1">) ENGINE=InnoDB AUTO_INCREMENT=34 DEFAULT CHARSET=latin1;</text:p>
      <text:p text:style-name="P1">CREATE TABLE `tempadmission` (</text:p>
      <text:p text:style-name="P1"><text:s text:c="2"/>`id` int(10) unsigned NOT NULL AUTO_INCREMENT,</text:p>
      <text:p text:style-name="P1"><text:s text:c="2"/>`ENQNo` varchar(45) NOT NULL,</text:p>
      <text:p text:style-name="P1"><text:s text:c="2"/>`APPNo` varchar(45) NOT NULL,</text:p>
      <text:p text:style-name="P1"><text:s text:c="2"/>`ADMNo` varchar(45) NOT NULL,</text:p>
      <text:p text:style-name="P1"><text:s text:c="2"/>`LoginID` varchar(45) NOT NULL,</text:p>
      <text:p text:style-name="P1"><text:s text:c="2"/>`Company` varchar(45) NOT NULL,</text:p>
      <text:p text:style-name="P1"><text:s text:c="2"/>`FormNo` varchar(45) NOT NULL,</text:p>
      <text:p text:style-name="P1"><text:s text:c="2"/>`SubDate` varchar(30) NOT NULL,</text:p>
      <text:p text:style-name="P1"><text:s text:c="2"/>PRIMARY KEY (`id`)</text:p>
      <text:p text:style-name="P1">) ENGINE=InnoDB AUTO_INCREMENT=4015 DEFAULT CHARSET=latin1;</text:p>
      <text:p text:style-name="P1">CREATE TABLE `tempapplication` (</text:p>
      <text:p text:style-name="P1"><text:s text:c="2"/>`id` int(11) NOT NULL AUTO_INCREMENT,</text:p>
      <text:p text:style-name="P1"><text:s text:c="2"/>`No_` varchar(20) DEFAULT NULL,</text:p>
      <text:p text:style-name="P1"><text:s text:c="2"/>`Name` varchar(50) DEFAULT NULL,</text:p>
      <text:p text:style-name="P1"><text:s text:c="2"/>`Gender` varchar(4) DEFAULT NULL,</text:p>
      <text:p text:style-name="P1"><text:s text:c="2"/>`Date of Birth` varchar(25) DEFAULT NULL,</text:p>
      <text:p text:style-name="P1"><text:s text:c="2"/>`Father_s Name` varchar(50) DEFAULT NULL,</text:p>
      <text:p text:style-name="P1"><text:s text:c="2"/>`Mother_s Name` varchar(50) DEFAULT NULL,</text:p>
      <text:p text:style-name="P1"><text:s text:c="2"/>`Citizenship` varchar(20) DEFAULT NULL,</text:p>
      <text:p text:style-name="P1"><text:s text:c="2"/>`Academic Year` varchar(10) DEFAULT NULL,</text:p>
      <text:p text:style-name="P1"><text:s text:c="2"/>`Class` varchar(10) DEFAULT NULL,</text:p>
      <text:p text:style-name="P1"><text:s text:c="2"/>`Hostel Acommodation` varchar(1) DEFAULT NULL,</text:p>
      <text:p text:style-name="P1"><text:s text:c="2"/>`Previous School` varchar(100) DEFAULT NULL,</text:p>
      <text:p text:style-name="P1"><text:s text:c="2"/>`Medium of Instruction` varchar(10) DEFAULT NULL,</text:p>
      <text:p text:style-name="P1"><text:s text:c="2"/>`Presently Residing with` varchar(10) DEFAULT NULL,</text:p>
      <text:p text:style-name="P1"><text:s text:c="2"/>`Curriculum Intrested` varchar(10) DEFAULT NULL,</text:p>
      <text:p text:style-name="P1"><text:s text:c="2"/>`Previous Class` varchar(10) DEFAULT NULL,</text:p>
      <text:p text:style-name="P1"><text:s text:c="2"/>`Previous Curriculum` varchar(10) DEFAULT NULL,</text:p>
      <text:p text:style-name="P1"><text:s text:c="2"/>`Address To` varchar(20) DEFAULT NULL,</text:p>
      <text:p text:style-name="P1"><text:s text:c="2"/>`Addressee` varchar(30) DEFAULT NULL,</text:p>
      <text:p text:style-name="P1"><text:s text:c="2"/>`Address1` varchar(50) DEFAULT NULL,</text:p>
      <text:p text:style-name="P1"><text:s text:c="2"/>`Address2` varchar(50) DEFAULT NULL,</text:p>
      <text:p text:style-name="P1"><text:s text:c="2"/>`City` varchar(30) DEFAULT NULL,</text:p>
      <text:p text:style-name="P1"><text:s text:c="2"/>`Post Code` varchar(10) DEFAULT NULL,</text:p>
      <text:p text:style-name="P1"><text:s text:c="2"/>`Country` varchar(20) DEFAULT NULL,</text:p>
      <text:p text:style-name="P1"><text:s text:c="2"/>`E-Mail Address` varchar(50) DEFAULT NULL,</text:p>
      <text:p text:style-name="P1"><text:s text:c="2"/>`Mobile Number` varchar(50) DEFAULT NULL,</text:p>
      <text:p text:style-name="P1"><text:s text:c="2"/>`Phone Number` varchar(30) DEFAULT NULL,</text:p>
      <text:p text:style-name="P1"><text:s text:c="2"/>`State` varchar(20) DEFAULT NULL,</text:p>
      <text:p text:style-name="P1"><text:s text:c="2"/>`Visa Exp Date` varchar(25) DEFAULT NULL,</text:p>
      <text:p text:style-name="P1"><text:s text:c="2"/>`Passport No_` varchar(20) DEFAULT NULL,</text:p>
      <text:p text:style-name="P1"><text:s text:c="2"/>`Passport Exp Date` varchar(25) DEFAULT NULL,</text:p>
      <text:p text:style-name="P1"><text:s text:c="2"/>`Visa No_` varchar(20) DEFAULT NULL,</text:p>
      <text:p text:style-name="P1"><text:s text:c="2"/>`Food Habits` varchar(4) DEFAULT NULL,</text:p>
      <text:p text:style-name="P1"><text:s text:c="2"/>`Applicant Image` longtext,</text:p>
      <text:p text:style-name="P1"><text:s text:c="2"/>`Father Image` longtext,</text:p>
      <text:p text:style-name="P1"><text:s text:c="2"/>`Mother Image` longtext,</text:p>
      <text:p text:style-name="P1"><text:s text:c="2"/>`Guardian Image` longtext,</text:p>
      <text:p text:style-name="P1"><text:soft-page-break/><text:s text:c="2"/>`Mother_s Qualification` varchar(30) DEFAULT NULL,</text:p>
      <text:p text:style-name="P1"><text:s text:c="2"/>`Mother_s Occupation` varchar(30) DEFAULT NULL,</text:p>
      <text:p text:style-name="P1"><text:s text:c="2"/>`Guardian Name` varchar(30) DEFAULT NULL,</text:p>
      <text:p text:style-name="P1"><text:s text:c="2"/>`Registration Status` varchar(4) DEFAULT NULL,</text:p>
      <text:p text:style-name="P1"><text:s text:c="2"/>`No_Series` varchar(20) DEFAULT NULL,</text:p>
      <text:p text:style-name="P1"><text:s text:c="2"/>`Promotion Granted` varchar(1) DEFAULT NULL,</text:p>
      <text:p text:style-name="P1"><text:s text:c="2"/>`Cheque _ DD Date` varchar(25) DEFAULT NULL,</text:p>
      <text:p text:style-name="P1"><text:s text:c="2"/>`Bank Name` varchar(50) DEFAULT NULL,</text:p>
      <text:p text:style-name="P1"><text:s text:c="2"/>`Date of Sale` varchar(25) DEFAULT NULL,</text:p>
      <text:p text:style-name="P1"><text:s text:c="2"/>`Date of Receive` varchar(25) DEFAULT NULL,</text:p>
      <text:p text:style-name="P1"><text:s text:c="2"/>`Father_s Occupation` varchar(30) DEFAULT NULL,</text:p>
      <text:p text:style-name="P1"><text:s text:c="2"/>`Mother_s Annual Income` varchar(40) DEFAULT NULL,</text:p>
      <text:p text:style-name="P1"><text:s text:c="2"/>`Guardian Qualification` varchar(30) DEFAULT NULL,</text:p>
      <text:p text:style-name="P1"><text:s text:c="2"/>`Guardian Occupation` varchar(30) DEFAULT NULL,</text:p>
      <text:p text:style-name="P1"><text:s text:c="2"/>`Guardian Annual Income` varchar(40) DEFAULT NULL,</text:p>
      <text:p text:style-name="P1"><text:s text:c="2"/>`Applicant Relationship` varchar(20) DEFAULT NULL,</text:p>
      <text:p text:style-name="P1"><text:s text:c="2"/>`Enquiry No_` varchar(10) DEFAULT NULL,</text:p>
      <text:p text:style-name="P1"><text:s text:c="2"/>`Religion` varchar(20) DEFAULT NULL,</text:p>
      <text:p text:style-name="P1"><text:s text:c="2"/>`Father_s Qualification` varchar(30) DEFAULT NULL,</text:p>
      <text:p text:style-name="P1"><text:s text:c="2"/>`Caste` varchar(20) DEFAULT NULL,</text:p>
      <text:p text:style-name="P1"><text:s text:c="2"/>`Age` varchar(4) DEFAULT NULL,</text:p>
      <text:p text:style-name="P1"><text:s text:c="2"/>`Months` varchar(4) DEFAULT NULL,</text:p>
      <text:p text:style-name="P1"><text:s text:c="2"/>`Registration Cost` varchar(40) DEFAULT NULL,</text:p>
      <text:p text:style-name="P1"><text:s text:c="2"/>`Mode of Sale` varchar(10) DEFAULT NULL,</text:p>
      <text:p text:style-name="P1"><text:s text:c="2"/>`Application Cost` varchar(40) DEFAULT NULL,</text:p>
      <text:p text:style-name="P1"><text:s text:c="2"/>`Mode of Payment` varchar(10) DEFAULT NULL,</text:p>
      <text:p text:style-name="P1"><text:s text:c="2"/>`Cheque _ DD No_` varchar(30) DEFAULT NULL,</text:p>
      <text:p text:style-name="P1"><text:s text:c="2"/>`Prospectus` varchar(1) DEFAULT NULL,</text:p>
      <text:p text:style-name="P1"><text:s text:c="2"/>`Prospectus No_` varchar(30) DEFAULT NULL,</text:p>
      <text:p text:style-name="P1"><text:s text:c="2"/>`Father_s Annual Income` varchar(40) DEFAULT NULL,</text:p>
      <text:p text:style-name="P1"><text:s text:c="2"/>`Exam Code` varchar(10) DEFAULT NULL,</text:p>
      <text:p text:style-name="P1"><text:s text:c="2"/>`Community` varchar(10) DEFAULT NULL,</text:p>
      <text:p text:style-name="P1"><text:s text:c="2"/>`Mother Tongue` varchar(10) DEFAULT NULL,</text:p>
      <text:p text:style-name="P1"><text:s text:c="2"/>`Spot` varchar(1) DEFAULT NULL,</text:p>
      <text:p text:style-name="P1"><text:s text:c="2"/>`Recommender Designation` varchar(50) DEFAULT NULL,</text:p>
      <text:p text:style-name="P1"><text:s text:c="2"/>`Recommended By` varchar(50) DEFAULT NULL,</text:p>
      <text:p text:style-name="P1"><text:s text:c="2"/>`Recommended List No` varchar(50) DEFAULT NULL,</text:p>
      <text:p text:style-name="P1"><text:s text:c="2"/>`Check Age Limit` varchar(1) DEFAULT NULL,</text:p>
      <text:p text:style-name="P1"><text:s text:c="2"/>`Recommendation` varchar(1) DEFAULT NULL,</text:p>
      <text:p text:style-name="P1"><text:s text:c="2"/>`Section` varchar(10) DEFAULT NULL,</text:p>
      <text:p text:style-name="P1"><text:s text:c="2"/>`Student No_` varchar(20) DEFAULT NULL,</text:p>
      <text:p text:style-name="P1"><text:s text:c="2"/>`Address 3` varchar(100) DEFAULT NULL,</text:p>
      <text:p text:style-name="P1"><text:s text:c="2"/>`Fee Classification` varchar(20) DEFAULT NULL,</text:p>
      <text:p text:style-name="P1"><text:s text:c="2"/>`Quota` varchar(10) DEFAULT NULL,</text:p>
      <text:p text:style-name="P1"><text:s text:c="2"/>`Physically Challanged` varchar(1) DEFAULT NULL,</text:p>
      <text:p text:style-name="P1"><text:s text:c="2"/>`Staff Child` varchar(1) DEFAULT NULL,</text:p>
      <text:p text:style-name="P1"><text:s text:c="2"/>`Staff Code` varchar(20) DEFAULT NULL,</text:p>
      <text:p text:style-name="P1"><text:s text:c="2"/>`Admission For Year` varchar(10) DEFAULT NULL,</text:p>
      <text:p text:style-name="P1"><text:s text:c="2"/>`Rank` varchar(4) DEFAULT NULL,</text:p>
      <text:p text:style-name="P1"><text:s text:c="2"/>`Evaluation Total` varchar(40) DEFAULT NULL,</text:p>
      <text:p text:style-name="P1"><text:s text:c="2"/>`Selection Number` varchar(10) DEFAULT NULL,</text:p>
      <text:p text:style-name="P1"><text:s text:c="2"/>`Height` varchar(40) DEFAULT NULL,</text:p>
      <text:p text:style-name="P1"><text:soft-page-break/><text:s text:c="2"/>`Weight` varchar(40) DEFAULT NULL,</text:p>
      <text:p text:style-name="P1"><text:s text:c="2"/>`Father Office Address 1` varchar(50) DEFAULT NULL,</text:p>
      <text:p text:style-name="P1"><text:s text:c="2"/>`Father Office Address 2` varchar(50) DEFAULT NULL,</text:p>
      <text:p text:style-name="P1"><text:s text:c="2"/>`Father Office City` varchar(30) DEFAULT NULL,</text:p>
      <text:p text:style-name="P1"><text:s text:c="2"/>`Father Office Post Code` varchar(20) DEFAULT NULL,</text:p>
      <text:p text:style-name="P1"><text:s text:c="2"/>`Father Office Country Code` varchar(10) DEFAULT NULL,</text:p>
      <text:p text:style-name="P1"><text:s text:c="2"/>`Mother Office Address 1` varchar(50) DEFAULT NULL,</text:p>
      <text:p text:style-name="P1"><text:s text:c="2"/>`Mother Office Address 2` varchar(50) DEFAULT NULL,</text:p>
      <text:p text:style-name="P1"><text:s text:c="2"/>`Mother Office City` varchar(30) DEFAULT NULL,</text:p>
      <text:p text:style-name="P1"><text:s text:c="2"/>`Mother Office Post Code` varchar(20) DEFAULT NULL,</text:p>
      <text:p text:style-name="P1"><text:s text:c="2"/>`Mother Office Country Code` varchar(10) DEFAULT NULL,</text:p>
      <text:p text:style-name="P1"><text:s text:c="2"/>`Guardian Office Address 1` varchar(50) DEFAULT NULL,</text:p>
      <text:p text:style-name="P1"><text:s text:c="2"/>`Guardian Office Address 2` varchar(50) DEFAULT NULL,</text:p>
      <text:p text:style-name="P1"><text:s text:c="2"/>`Guardian Office City` varchar(30) DEFAULT NULL,</text:p>
      <text:p text:style-name="P1"><text:s text:c="2"/>`Guardian Office Post Code` varchar(20) DEFAULT NULL,</text:p>
      <text:p text:style-name="P1"><text:s text:c="2"/>`Guardian Office Country Code` varchar(10) DEFAULT NULL,</text:p>
      <text:p text:style-name="P1"><text:s text:c="2"/>`Registration No_` varchar(20) DEFAULT NULL,</text:p>
      <text:p text:style-name="P1"><text:s text:c="2"/>`Mother Email` varchar(50) DEFAULT NULL,</text:p>
      <text:p text:style-name="P1"><text:s text:c="2"/>`Mother Mobile` varchar(30) DEFAULT NULL,</text:p>
      <text:p text:style-name="P1"><text:s text:c="2"/>`Father Email` varchar(50) DEFAULT NULL,</text:p>
      <text:p text:style-name="P1"><text:s text:c="2"/>`Father Mobile` varchar(30) DEFAULT NULL,</text:p>
      <text:p text:style-name="P1"><text:s text:c="2"/>`User ID` varchar(20) DEFAULT NULL,</text:p>
      <text:p text:style-name="P1"><text:s text:c="2"/>`Portal ID` varchar(20) DEFAULT NULL,</text:p>
      <text:p text:style-name="P1"><text:s text:c="2"/>`Reg No_Series` varchar(20) DEFAULT NULL,</text:p>
      <text:p text:style-name="P1"><text:s text:c="2"/>`Remarks` varchar(50) DEFAULT NULL,</text:p>
      <text:p text:style-name="P1"><text:s text:c="2"/>`Maximum Age Limit` varchar(4) DEFAULT NULL,</text:p>
      <text:p text:style-name="P1"><text:s text:c="2"/>`Minimum Age Limit` varchar(4) DEFAULT NULL,</text:p>
      <text:p text:style-name="P1"><text:s text:c="2"/>`Discount Code` varchar(20) DEFAULT NULL,</text:p>
      <text:p text:style-name="P1"><text:s text:c="2"/>`Discount Code 1` varchar(20) DEFAULT NULL,</text:p>
      <text:p text:style-name="P1"><text:s text:c="2"/>`EWS` varchar(1) DEFAULT NULL,</text:p>
      <text:p text:style-name="P1"><text:s text:c="2"/>`Enquiry Status` varchar(4) DEFAULT NULL,</text:p>
      <text:p text:style-name="P1"><text:s text:c="2"/>`Distance` varchar(10) DEFAULT NULL,</text:p>
      <text:p text:style-name="P1"><text:s text:c="2"/>`Transport Required` varchar(4) DEFAULT NULL,</text:p>
      <text:p text:style-name="P1"><text:s text:c="2"/>`Category` varchar(4) DEFAULT NULL,</text:p>
      <text:p text:style-name="P1"><text:s text:c="2"/>`Physically Challenged` varchar(1) DEFAULT NULL,</text:p>
      <text:p text:style-name="P1"><text:s text:c="2"/>`Remark3` varchar(50) DEFAULT NULL,</text:p>
      <text:p text:style-name="P1"><text:s text:c="2"/>`Langauge 1` varchar(4) DEFAULT NULL,</text:p>
      <text:p text:style-name="P1"><text:s text:c="2"/>`Language 2` varchar(4) DEFAULT NULL,</text:p>
      <text:p text:style-name="P1"><text:s text:c="2"/>`Admission Date` varchar(25) DEFAULT NULL,</text:p>
      <text:p text:style-name="P1"><text:s text:c="2"/>`Mail Code` varchar(4) DEFAULT NULL,</text:p>
      <text:p text:style-name="P1"><text:s text:c="2"/>`Stream` varchar(4) DEFAULT NULL,</text:p>
      <text:p text:style-name="P1"><text:s text:c="2"/>`InsertStatus` varchar(1) DEFAULT NULL,</text:p>
      <text:p text:style-name="P1"><text:s text:c="2"/>`UpdateStatus` varchar(1) DEFAULT NULL,</text:p>
      <text:p text:style-name="P1"><text:s text:c="2"/>`Company Name` varchar(30) DEFAULT NULL,</text:p>
      <text:p text:style-name="P1"><text:s text:c="2"/>`System Genrated No_` varchar(20) DEFAULT NULL,</text:p>
      <text:p text:style-name="P1"><text:s text:c="2"/>`ERPUpdateStatus` varchar(1) DEFAULT NULL,</text:p>
      <text:p text:style-name="P1"><text:s text:c="2"/>`Slab Code` varchar(10) DEFAULT NULL,</text:p>
      <text:p text:style-name="P1"><text:s text:c="2"/>`Transport Fee` varchar(40) DEFAULT NULL,</text:p>
      <text:p text:style-name="P1"><text:s text:c="2"/>`Distance Covered in KM` varchar(4) DEFAULT NULL,</text:p>
      <text:p text:style-name="P1"><text:s text:c="2"/>`Sibling` varchar(1) DEFAULT NULL,</text:p>
      <text:p text:style-name="P1"><text:s text:c="2"/>`Sibling Code` varchar(10) DEFAULT NULL,</text:p>
      <text:p text:style-name="P1"><text:s text:c="2"/>`Sibling Name` varchar(30) DEFAULT NULL,</text:p>
      <text:p text:style-name="P1"><text:soft-page-break/><text:s text:c="2"/>`Sibling DOB` varchar(25) DEFAULT NULL,</text:p>
      <text:p text:style-name="P1"><text:s text:c="2"/>`Sibling Class` varchar(10) DEFAULT NULL,</text:p>
      <text:p text:style-name="P1"><text:s text:c="2"/>`Sibling Section` varchar(10) DEFAULT NULL,</text:p>
      <text:p text:style-name="P1"><text:s text:c="2"/>`Sibling No_` varchar(10) DEFAULT NULL,</text:p>
      <text:p text:style-name="P1"><text:s text:c="2"/>`Allot Student` varchar(1) DEFAULT NULL,</text:p>
      <text:p text:style-name="P1"><text:s text:c="2"/>`Entry Sequence` varchar(4) DEFAULT NULL,</text:p>
      <text:p text:style-name="P1"><text:s text:c="2"/>PRIMARY KEY (`id`)</text:p>
      <text:p text:style-name="P1">) ENGINE=InnoDB AUTO_INCREMENT=17626 DEFAULT CHARSET=latin1;</text:p>
      <text:p text:style-name="P1">CREATE TABLE `tempcustomer` (</text:p>
      <text:p text:style-name="P1"><text:s text:c="2"/>`id` int(11) NOT NULL AUTO_INCREMENT,</text:p>
      <text:p text:style-name="P1"><text:s text:c="2"/>`No_` varchar(20) DEFAULT NULL,</text:p>
      <text:p text:style-name="P1"><text:s text:c="2"/>`Name` varchar(50) DEFAULT NULL,</text:p>
      <text:p text:style-name="P1"><text:s text:c="2"/>`Search Name` varchar(50) DEFAULT NULL,</text:p>
      <text:p text:style-name="P1"><text:s text:c="2"/>`Name 2` varchar(50) DEFAULT NULL,</text:p>
      <text:p text:style-name="P1"><text:s text:c="2"/>`Address` varchar(50) DEFAULT NULL,</text:p>
      <text:p text:style-name="P1"><text:s text:c="2"/>`Address 2` varchar(50) DEFAULT NULL,</text:p>
      <text:p text:style-name="P1"><text:s text:c="2"/>`City` varchar(30) DEFAULT NULL,</text:p>
      <text:p text:style-name="P1"><text:s text:c="2"/>`Contact` varchar(50) DEFAULT NULL,</text:p>
      <text:p text:style-name="P1"><text:s text:c="2"/>`Phone No_` varchar(30) DEFAULT NULL,</text:p>
      <text:p text:style-name="P1"><text:s text:c="2"/>`Telex No_` varchar(20) DEFAULT NULL,</text:p>
      <text:p text:style-name="P1"><text:s text:c="2"/>`Our Account No_` varchar(20) DEFAULT NULL,</text:p>
      <text:p text:style-name="P1"><text:s text:c="2"/>`Territory Code` varchar(10) DEFAULT NULL,</text:p>
      <text:p text:style-name="P1"><text:s text:c="2"/>`Global Dimension 1 Code` varchar(20) DEFAULT NULL,</text:p>
      <text:p text:style-name="P1"><text:s text:c="2"/>`Global Dimension 2 Code` varchar(20) DEFAULT NULL,</text:p>
      <text:p text:style-name="P1"><text:s text:c="2"/>`Chain Name` varchar(10) DEFAULT NULL,</text:p>
      <text:p text:style-name="P1"><text:s text:c="2"/>`Budgeted Amount` varchar(40) DEFAULT NULL,</text:p>
      <text:p text:style-name="P1"><text:s text:c="2"/>`Credit Limit (LCY)` varchar(40) DEFAULT NULL,</text:p>
      <text:p text:style-name="P1"><text:s text:c="2"/>`Customer Posting Group` varchar(10) DEFAULT NULL,</text:p>
      <text:p text:style-name="P1"><text:s text:c="2"/>`Currency Code` varchar(10) DEFAULT NULL,</text:p>
      <text:p text:style-name="P1"><text:s text:c="2"/>`Customer Price Group` varchar(10) DEFAULT NULL,</text:p>
      <text:p text:style-name="P1"><text:s text:c="2"/>`Language Code` varchar(10) DEFAULT NULL,</text:p>
      <text:p text:style-name="P1"><text:s text:c="2"/>`Statistics Group` varchar(4) DEFAULT NULL,</text:p>
      <text:p text:style-name="P1"><text:s text:c="2"/>`Payment Terms Code` varchar(10) DEFAULT NULL,</text:p>
      <text:p text:style-name="P1"><text:s text:c="2"/>`Fin_ Charge Terms Code` varchar(10) DEFAULT NULL,</text:p>
      <text:p text:style-name="P1"><text:s text:c="2"/>`Salesperson Code` varchar(10) DEFAULT NULL,</text:p>
      <text:p text:style-name="P1"><text:s text:c="2"/>`Shipment Method Code` varchar(10) DEFAULT NULL,</text:p>
      <text:p text:style-name="P1"><text:s text:c="2"/>`Shipping Agent Code` varchar(10) DEFAULT NULL,</text:p>
      <text:p text:style-name="P1"><text:s text:c="2"/>`Place of Export` varchar(20) DEFAULT NULL,</text:p>
      <text:p text:style-name="P1"><text:s text:c="2"/>`Invoice Disc_ Code` varchar(20) DEFAULT NULL,</text:p>
      <text:p text:style-name="P1"><text:s text:c="2"/>`Customer Disc_ Group` varchar(10) DEFAULT NULL,</text:p>
      <text:p text:style-name="P1"><text:s text:c="2"/>`Country_Region Code` varchar(10) DEFAULT NULL,</text:p>
      <text:p text:style-name="P1"><text:s text:c="2"/>`Collection Method` varchar(20) DEFAULT NULL,</text:p>
      <text:p text:style-name="P1"><text:s text:c="2"/>`Amount` varchar(40) DEFAULT NULL,</text:p>
      <text:p text:style-name="P1"><text:s text:c="2"/>`Blocked` varchar(4) DEFAULT NULL,</text:p>
      <text:p text:style-name="P1"><text:s text:c="2"/>`Invoice Copies` varchar(4) DEFAULT NULL,</text:p>
      <text:p text:style-name="P1"><text:s text:c="2"/>`Last Statement No_` varchar(4) DEFAULT NULL,</text:p>
      <text:p text:style-name="P1"><text:s text:c="2"/>`Print Statements` varchar(1) DEFAULT NULL,</text:p>
      <text:p text:style-name="P1"><text:s text:c="2"/>`Bill-to Customer No_` varchar(20) DEFAULT NULL,</text:p>
      <text:p text:style-name="P1"><text:s text:c="2"/>`Priority` varchar(4) DEFAULT NULL,</text:p>
      <text:p text:style-name="P1"><text:s text:c="2"/>`Payment Method Code` varchar(10) DEFAULT NULL,</text:p>
      <text:p text:style-name="P1"><text:s text:c="2"/>`Last Date Modified` varchar(25) DEFAULT NULL,</text:p>
      <text:p text:style-name="P1"><text:s text:c="2"/>`Application Method` varchar(4) DEFAULT NULL,</text:p>
      <text:p text:style-name="P1"><text:soft-page-break/><text:s text:c="2"/>`Prices Including VAT` varchar(1) DEFAULT NULL,</text:p>
      <text:p text:style-name="P1"><text:s text:c="2"/>`Location Code` varchar(10) DEFAULT NULL,</text:p>
      <text:p text:style-name="P1"><text:s text:c="2"/>`Fax No_` varchar(30) DEFAULT NULL,</text:p>
      <text:p text:style-name="P1"><text:s text:c="2"/>`Telex Answer Back` varchar(20) DEFAULT NULL,</text:p>
      <text:p text:style-name="P1"><text:s text:c="2"/>`VAT Registration No_` varchar(20) DEFAULT NULL,</text:p>
      <text:p text:style-name="P1"><text:s text:c="2"/>`Combine Shipments` varchar(1) DEFAULT NULL,</text:p>
      <text:p text:style-name="P1"><text:s text:c="2"/>`Gen_ Bus_ Posting Group` varchar(10) DEFAULT NULL,</text:p>
      <text:p text:style-name="P1"><text:s text:c="2"/>`Picture` longtext,</text:p>
      <text:p text:style-name="P1"><text:s text:c="2"/>`Post Code` varchar(20) DEFAULT NULL,</text:p>
      <text:p text:style-name="P1"><text:s text:c="2"/>`County` varchar(30) DEFAULT NULL,</text:p>
      <text:p text:style-name="P1"><text:s text:c="2"/>`E-Mail` varchar(80) DEFAULT NULL,</text:p>
      <text:p text:style-name="P1"><text:s text:c="2"/>`Home Page` varchar(80) DEFAULT NULL,</text:p>
      <text:p text:style-name="P1"><text:s text:c="2"/>`Reminder Terms Code` varchar(10) DEFAULT NULL,</text:p>
      <text:p text:style-name="P1"><text:s text:c="2"/>`No_ Series` varchar(10) DEFAULT NULL,</text:p>
      <text:p text:style-name="P1"><text:s text:c="2"/>`Tax Area Code` varchar(20) DEFAULT NULL,</text:p>
      <text:p text:style-name="P1"><text:s text:c="2"/>`Tax Liable` varchar(1) DEFAULT NULL,</text:p>
      <text:p text:style-name="P1"><text:s text:c="2"/>`VAT Bus_ Posting Group` varchar(10) DEFAULT NULL,</text:p>
      <text:p text:style-name="P1"><text:s text:c="2"/>`Reserve` varchar(4) DEFAULT NULL,</text:p>
      <text:p text:style-name="P1"><text:s text:c="2"/>`Block Payment Tolerance` varchar(1) DEFAULT NULL,</text:p>
      <text:p text:style-name="P1"><text:s text:c="2"/>`IC Partner Code` varchar(20) DEFAULT NULL,</text:p>
      <text:p text:style-name="P1"><text:s text:c="2"/>`Prepayment %` varchar(40) DEFAULT NULL,</text:p>
      <text:p text:style-name="P1"><text:s text:c="2"/>`Primary Contact No_` varchar(20) DEFAULT NULL,</text:p>
      <text:p text:style-name="P1"><text:s text:c="2"/>`Responsibility Center` varchar(10) DEFAULT NULL,</text:p>
      <text:p text:style-name="P1"><text:s text:c="2"/>`Shipping Advice` varchar(4) DEFAULT NULL,</text:p>
      <text:p text:style-name="P1"><text:s text:c="2"/>`Shipping Time` varchar(32) DEFAULT NULL,</text:p>
      <text:p text:style-name="P1"><text:s text:c="2"/>`Shipping Agent Service Code` varchar(10) DEFAULT NULL,</text:p>
      <text:p text:style-name="P1"><text:s text:c="2"/>`Service Zone Code` varchar(10) DEFAULT NULL,</text:p>
      <text:p text:style-name="P1"><text:s text:c="2"/>`Allow Line Disc_` varchar(1) DEFAULT NULL,</text:p>
      <text:p text:style-name="P1"><text:s text:c="2"/>`Base Calendar Code` varchar(10) DEFAULT NULL,</text:p>
      <text:p text:style-name="P1"><text:s text:c="2"/>`Copy Sell-to Addr_ to Qte From` varchar(4) DEFAULT NULL,</text:p>
      <text:p text:style-name="P1"><text:s text:c="2"/>`T_I_N_ No_` varchar(11) DEFAULT NULL,</text:p>
      <text:p text:style-name="P1"><text:s text:c="2"/>`Tax Exemption No_` varchar(30) DEFAULT NULL,</text:p>
      <text:p text:style-name="P1"><text:s text:c="2"/>`L_S_T_ No_` varchar(20) DEFAULT NULL,</text:p>
      <text:p text:style-name="P1"><text:s text:c="2"/>`C_S_T_ No_` varchar(20) DEFAULT NULL,</text:p>
      <text:p text:style-name="P1"><text:s text:c="2"/>`P_A_N_ No_` varchar(20) DEFAULT NULL,</text:p>
      <text:p text:style-name="P1"><text:s text:c="2"/>`E_C_C_ No_` varchar(20) DEFAULT NULL,</text:p>
      <text:p text:style-name="P1"><text:s text:c="2"/>`Range` varchar(20) DEFAULT NULL,</text:p>
      <text:p text:style-name="P1"><text:s text:c="2"/>`Collectorate` varchar(20) DEFAULT NULL,</text:p>
      <text:p text:style-name="P1"><text:s text:c="2"/>`Excise Bus_ Posting Group` varchar(10) DEFAULT NULL,</text:p>
      <text:p text:style-name="P1"><text:s text:c="2"/>`State Code` varchar(10) DEFAULT NULL,</text:p>
      <text:p text:style-name="P1"><text:s text:c="2"/>`Structure` varchar(10) DEFAULT NULL,</text:p>
      <text:p text:style-name="P1"><text:s text:c="2"/>`P_A_N_ Reference No_` varchar(20) DEFAULT NULL,</text:p>
      <text:p text:style-name="P1"><text:s text:c="2"/>`P_A_N_ Status` varchar(4) DEFAULT NULL,</text:p>
      <text:p text:style-name="P1"><text:s text:c="2"/>`Export or Deemed Export` varchar(1) DEFAULT NULL,</text:p>
      <text:p text:style-name="P1"><text:s text:c="2"/>`VAT Exempted` varchar(1) DEFAULT NULL,</text:p>
      <text:p text:style-name="P1"><text:s text:c="2"/>`Nature of Services` varchar(4) DEFAULT NULL,</text:p>
      <text:p text:style-name="P1"><text:s text:c="2"/>`Status` varchar(4) DEFAULT NULL,</text:p>
      <text:p text:style-name="P1"><text:s text:c="2"/>`Old Admission No_` varchar(20) DEFAULT NULL,</text:p>
      <text:p text:style-name="P1"><text:s text:c="2"/>`Student Status` varchar(4) DEFAULT NULL,</text:p>
      <text:p text:style-name="P1"><text:s text:c="2"/>`Class` varchar(20) DEFAULT NULL,</text:p>
      <text:p text:style-name="P1"><text:s text:c="2"/>`Section` varchar(20) DEFAULT NULL,</text:p>
      <text:p text:style-name="P1"><text:s text:c="2"/>`Gender` varchar(4) DEFAULT NULL,</text:p>
      <text:p text:style-name="P1"><text:soft-page-break/><text:s text:c="2"/>`InsertStatus` varchar(1) DEFAULT NULL,</text:p>
      <text:p text:style-name="P1"><text:s text:c="2"/>`UpdateStatus` varchar(1) DEFAULT NULL,</text:p>
      <text:p text:style-name="P1"><text:s text:c="2"/>`Company Name` varchar(30) DEFAULT NULL,</text:p>
      <text:p text:style-name="P1"><text:s text:c="2"/>`System Genrated No_` varchar(20) DEFAULT NULL,</text:p>
      <text:p text:style-name="P1"><text:s text:c="2"/>`ERPUpdateStatus` varchar(1) DEFAULT NULL,</text:p>
      <text:p text:style-name="P1"><text:s text:c="2"/>`User ID` varchar(20) DEFAULT NULL,</text:p>
      <text:p text:style-name="P1"><text:s text:c="2"/>`Portal ID` varchar(20) DEFAULT NULL,</text:p>
      <text:p text:style-name="P1"><text:s text:c="2"/>PRIMARY KEY (`id`)</text:p>
      <text:p text:style-name="P1">) ENGINE=InnoDB AUTO_INCREMENT=183 DEFAULT CHARSET=latin1;</text:p>
      <text:p text:style-name="P1">CREATE TABLE `tempenquiry` (</text:p>
      <text:p text:style-name="P1"><text:s text:c="2"/>`id` int(11) NOT NULL AUTO_INCREMENT,</text:p>
      <text:p text:style-name="P1"><text:s text:c="2"/>`No_` varchar(10) DEFAULT NULL,</text:p>
      <text:p text:style-name="P1"><text:s text:c="2"/>`Name` varchar(50) DEFAULT NULL,</text:p>
      <text:p text:style-name="P1"><text:s text:c="2"/>`Gender` varchar(4) DEFAULT NULL,</text:p>
      <text:p text:style-name="P1"><text:s text:c="2"/>`Type Of Enquiry` varchar(10) DEFAULT NULL,</text:p>
      <text:p text:style-name="P1"><text:s text:c="2"/>`Enquiry Source` varchar(10) DEFAULT NULL,</text:p>
      <text:p text:style-name="P1"><text:s text:c="2"/>`Enquirer Name` varchar(50) DEFAULT NULL,</text:p>
      <text:p text:style-name="P1"><text:s text:c="2"/>`Relationship with Applicant` varchar(30) DEFAULT NULL,</text:p>
      <text:p text:style-name="P1"><text:s text:c="2"/>`Media Vehicle` varchar(20) DEFAULT NULL,</text:p>
      <text:p text:style-name="P1"><text:s text:c="2"/>`Date of Birth` varchar(25) DEFAULT NULL,</text:p>
      <text:p text:style-name="P1"><text:s text:c="2"/>`Father_s Name` varchar(50) DEFAULT NULL,</text:p>
      <text:p text:style-name="P1"><text:s text:c="2"/>`Mother_s Name` varchar(50) DEFAULT NULL,</text:p>
      <text:p text:style-name="P1"><text:s text:c="2"/>`Citizenship` varchar(10) DEFAULT NULL,</text:p>
      <text:p text:style-name="P1"><text:s text:c="2"/>`Admission For Year` varchar(10) DEFAULT NULL,</text:p>
      <text:p text:style-name="P1"><text:s text:c="2"/>`Enquiry Date` varchar(25) DEFAULT NULL,</text:p>
      <text:p text:style-name="P1"><text:s text:c="2"/>`Class Applied` varchar(10) DEFAULT NULL,</text:p>
      <text:p text:style-name="P1"><text:s text:c="2"/>`Hostel Accomodation` varchar(1) DEFAULT NULL,</text:p>
      <text:p text:style-name="P1"><text:s text:c="2"/>`Name Of The Previous Institute` varchar(80) DEFAULT NULL,</text:p>
      <text:p text:style-name="P1"><text:s text:c="2"/>`Medium Of Instruction` varchar(10) DEFAULT NULL,</text:p>
      <text:p text:style-name="P1"><text:s text:c="2"/>`Curriculum Intrested` varchar(10) DEFAULT NULL,</text:p>
      <text:p text:style-name="P1"><text:s text:c="2"/>`Class Last Attended` varchar(10) DEFAULT NULL,</text:p>
      <text:p text:style-name="P1"><text:s text:c="2"/>`Curriculum Followed` varchar(10) DEFAULT NULL,</text:p>
      <text:p text:style-name="P1"><text:s text:c="2"/>`Address To` varchar(10) DEFAULT NULL,</text:p>
      <text:p text:style-name="P1"><text:s text:c="2"/>`Addressee` varchar(50) DEFAULT NULL,</text:p>
      <text:p text:style-name="P1"><text:s text:c="2"/>`Address 1` varchar(50) DEFAULT NULL,</text:p>
      <text:p text:style-name="P1"><text:s text:c="2"/>`Address 2` varchar(50) DEFAULT NULL,</text:p>
      <text:p text:style-name="P1"><text:s text:c="2"/>`City` varchar(30) DEFAULT NULL,</text:p>
      <text:p text:style-name="P1"><text:s text:c="2"/>`Post Code` varchar(20) DEFAULT NULL,</text:p>
      <text:p text:style-name="P1"><text:s text:c="2"/>`Country Code` varchar(10) DEFAULT NULL,</text:p>
      <text:p text:style-name="P1"><text:s text:c="2"/>`E-Mail Address` varchar(50) DEFAULT NULL,</text:p>
      <text:p text:style-name="P1"><text:s text:c="2"/>`Mobile Number` varchar(50) DEFAULT NULL,</text:p>
      <text:p text:style-name="P1"><text:s text:c="2"/>`Phone Number` varchar(30) DEFAULT NULL,</text:p>
      <text:p text:style-name="P1"><text:s text:c="2"/>`State` varchar(10) DEFAULT NULL,</text:p>
      <text:p text:style-name="P1"><text:s text:c="2"/>`No Series` varchar(20) DEFAULT NULL,</text:p>
      <text:p text:style-name="P1"><text:s text:c="2"/>`Age` varchar(4) DEFAULT NULL,</text:p>
      <text:p text:style-name="P1"><text:s text:c="2"/>`Months` varchar(4) DEFAULT NULL,</text:p>
      <text:p text:style-name="P1"><text:s text:c="2"/>`Campaign` varchar(20) DEFAULT NULL,</text:p>
      <text:p text:style-name="P1"><text:s text:c="2"/>`Mother_s Qualification` varchar(30) DEFAULT NULL,</text:p>
      <text:p text:style-name="P1"><text:s text:c="2"/>`Mother_s Occupation` varchar(30) DEFAULT NULL,</text:p>
      <text:p text:style-name="P1"><text:s text:c="2"/>`Guardian Name` varchar(50) DEFAULT NULL,</text:p>
      <text:p text:style-name="P1"><text:s text:c="2"/>`Father_s Occupation` varchar(30) DEFAULT NULL,</text:p>
      <text:p text:style-name="P1"><text:s text:c="2"/>`Mother_s Annual Income` varchar(40) DEFAULT NULL,</text:p>
      <text:p text:style-name="P1"><text:soft-page-break/><text:s text:c="2"/>`Guardian Qualification` varchar(30) DEFAULT NULL,</text:p>
      <text:p text:style-name="P1"><text:s text:c="2"/>`Guardian Occupation` varchar(30) DEFAULT NULL,</text:p>
      <text:p text:style-name="P1"><text:s text:c="2"/>`Guardian Annual Income` varchar(40) DEFAULT NULL,</text:p>
      <text:p text:style-name="P1"><text:s text:c="2"/>`Father_s Qualification` varchar(30) DEFAULT NULL,</text:p>
      <text:p text:style-name="P1"><text:s text:c="2"/>`Father_s Annual Income` varchar(40) DEFAULT NULL,</text:p>
      <text:p text:style-name="P1"><text:s text:c="2"/>`Address 3` varchar(100) DEFAULT NULL,</text:p>
      <text:p text:style-name="P1"><text:s text:c="2"/>`Registration Status` varchar(1) DEFAULT NULL,</text:p>
      <text:p text:style-name="P1"><text:s text:c="2"/>`Distance From School(km)` varchar(20) DEFAULT NULL,</text:p>
      <text:p text:style-name="P1"><text:s text:c="2"/>`Reason For Leaving Pre_ School` varchar(50) DEFAULT NULL,</text:p>
      <text:p text:style-name="P1"><text:s text:c="2"/>`Expectations From School` varchar(50) DEFAULT NULL,</text:p>
      <text:p text:style-name="P1"><text:s text:c="2"/>`Total No_ Of Siblings` varchar(4) DEFAULT NULL,</text:p>
      <text:p text:style-name="P1"><text:s text:c="2"/>`No_ Of Siblings In Our School` varchar(4) DEFAULT NULL,</text:p>
      <text:p text:style-name="P1"><text:s text:c="2"/>`No_ Of Sibling In Other School` varchar(4) DEFAULT NULL,</text:p>
      <text:p text:style-name="P1"><text:s text:c="2"/>`How Do You Knw About School` varchar(4) DEFAULT NULL,</text:p>
      <text:p text:style-name="P1"><text:s text:c="2"/>`Father Office Address 1` varchar(50) DEFAULT NULL,</text:p>
      <text:p text:style-name="P1"><text:s text:c="2"/>`Father Office Address 2` varchar(50) DEFAULT NULL,</text:p>
      <text:p text:style-name="P1"><text:s text:c="2"/>`Father Office City` varchar(30) DEFAULT NULL,</text:p>
      <text:p text:style-name="P1"><text:s text:c="2"/>`Father Office Post Code` varchar(20) DEFAULT NULL,</text:p>
      <text:p text:style-name="P1"><text:s text:c="2"/>`Father Office Country Code` varchar(10) DEFAULT NULL,</text:p>
      <text:p text:style-name="P1"><text:s text:c="2"/>`Mother Office Address 1` varchar(50) DEFAULT NULL,</text:p>
      <text:p text:style-name="P1"><text:s text:c="2"/>`Mother Office Address 2` varchar(50) DEFAULT NULL,</text:p>
      <text:p text:style-name="P1"><text:s text:c="2"/>`Mother Office City` varchar(30) DEFAULT NULL,</text:p>
      <text:p text:style-name="P1"><text:s text:c="2"/>`Mother Office Post Code` varchar(20) DEFAULT NULL,</text:p>
      <text:p text:style-name="P1"><text:s text:c="2"/>`Mother Office Country Code` varchar(10) DEFAULT NULL,</text:p>
      <text:p text:style-name="P1"><text:s text:c="2"/>`Guardian Office Address 1` varchar(50) DEFAULT NULL,</text:p>
      <text:p text:style-name="P1"><text:s text:c="2"/>`Guardian Office Address 2` varchar(50) DEFAULT NULL,</text:p>
      <text:p text:style-name="P1"><text:s text:c="2"/>`Guardian Office City` varchar(30) DEFAULT NULL,</text:p>
      <text:p text:style-name="P1"><text:s text:c="2"/>`Guardian Office Post Code` varchar(20) DEFAULT NULL,</text:p>
      <text:p text:style-name="P1"><text:s text:c="2"/>`Guardian Office Country Code` varchar(10) DEFAULT NULL,</text:p>
      <text:p text:style-name="P1"><text:s text:c="2"/>`Mother Email` varchar(50) DEFAULT NULL,</text:p>
      <text:p text:style-name="P1"><text:s text:c="2"/>`Mother Mobile` varchar(30) DEFAULT NULL,</text:p>
      <text:p text:style-name="P1"><text:s text:c="2"/>`Father Email` varchar(50) DEFAULT NULL,</text:p>
      <text:p text:style-name="P1"><text:s text:c="2"/>`Father Mobile` varchar(30) DEFAULT NULL,</text:p>
      <text:p text:style-name="P1"><text:s text:c="2"/>`MON` varchar(4) DEFAULT NULL,</text:p>
      <text:p text:style-name="P1"><text:s text:c="2"/>`D_O_B` varchar(4) DEFAULT NULL,</text:p>
      <text:p text:style-name="P1"><text:s text:c="2"/>`YEAR` varchar(4) DEFAULT NULL,</text:p>
      <text:p text:style-name="P1"><text:s text:c="2"/>`Remarks` varchar(250) DEFAULT NULL,</text:p>
      <text:p text:style-name="P1"><text:s text:c="2"/>`Reasons` varchar(4) DEFAULT NULL,</text:p>
      <text:p text:style-name="P1"><text:s text:c="2"/>`User ID` varchar(20) DEFAULT NULL,</text:p>
      <text:p text:style-name="P1"><text:s text:c="2"/>`Portal ID` varchar(20) DEFAULT NULL,</text:p>
      <text:p text:style-name="P1"><text:s text:c="2"/>`Inactive` varchar(1) DEFAULT NULL,</text:p>
      <text:p text:style-name="P1"><text:s text:c="2"/>`EWS` varchar(1) DEFAULT NULL,</text:p>
      <text:p text:style-name="P1"><text:s text:c="2"/>`Enquiry Status` varchar(4) DEFAULT NULL,</text:p>
      <text:p text:style-name="P1"><text:s text:c="2"/>`Follow-ups` varchar(20) DEFAULT NULL,</text:p>
      <text:p text:style-name="P1"><text:s text:c="2"/>`Remarks1` varchar(40) DEFAULT NULL,</text:p>
      <text:p text:style-name="P1"><text:s text:c="2"/>`Distance` varchar(10) DEFAULT NULL,</text:p>
      <text:p text:style-name="P1"><text:s text:c="2"/>`Intials` varchar(4) DEFAULT NULL,</text:p>
      <text:p text:style-name="P1"><text:s text:c="2"/>`Intials1` varchar(4) DEFAULT NULL,</text:p>
      <text:p text:style-name="P1"><text:s text:c="2"/>`Intials2` varchar(4) DEFAULT NULL,</text:p>
      <text:p text:style-name="P1"><text:s text:c="2"/>`Transport Required` varchar(4) DEFAULT NULL,</text:p>
      <text:p text:style-name="P1"><text:s text:c="2"/>`Category` varchar(4) DEFAULT NULL,</text:p>
      <text:p text:style-name="P1"><text:s text:c="2"/>`Physically Challenged` varchar(1) DEFAULT NULL,</text:p>
      <text:p text:style-name="P1"><text:soft-page-break/><text:s text:c="2"/>`Langauge 1` varchar(4) DEFAULT NULL,</text:p>
      <text:p text:style-name="P1"><text:s text:c="2"/>`Language 2` varchar(4) DEFAULT NULL,</text:p>
      <text:p text:style-name="P1"><text:s text:c="2"/>`AdmissionStatus` varchar(1) DEFAULT NULL,</text:p>
      <text:p text:style-name="P1"><text:s text:c="2"/>`FollowUP1` varchar(250) DEFAULT NULL,</text:p>
      <text:p text:style-name="P1"><text:s text:c="2"/>`FollowUP2` varchar(250) DEFAULT NULL,</text:p>
      <text:p text:style-name="P1"><text:s text:c="2"/>`FollowUP3` varchar(250) DEFAULT NULL,</text:p>
      <text:p text:style-name="P1"><text:s text:c="2"/>`Next FollowUp Date` varchar(25) DEFAULT NULL,</text:p>
      <text:p text:style-name="P1"><text:s text:c="2"/>`Religion` varchar(20) DEFAULT NULL,</text:p>
      <text:p text:style-name="P1"><text:s text:c="2"/>`Stream` varchar(4) DEFAULT NULL,</text:p>
      <text:p text:style-name="P1"><text:s text:c="2"/>`InsertStatus` varchar(1) DEFAULT NULL,</text:p>
      <text:p text:style-name="P1"><text:s text:c="2"/>`UpdateStatus` varchar(1) DEFAULT NULL,</text:p>
      <text:p text:style-name="P1"><text:s text:c="2"/>`Company Name` varchar(30) DEFAULT NULL,</text:p>
      <text:p text:style-name="P1"><text:s text:c="2"/>`System Genrated No_` varchar(20) DEFAULT NULL,</text:p>
      <text:p text:style-name="P1"><text:s text:c="2"/>`ERPUpdateStatus` varchar(1) DEFAULT NULL,</text:p>
      <text:p text:style-name="P1"><text:s text:c="2"/>PRIMARY KEY (`id`)</text:p>
      <text:p text:style-name="P1">) ENGINE=InnoDB AUTO_INCREMENT=52987 DEFAULT CHARSET=latin1;</text:p>
      <text:p text:style-name="P1">CREATE TABLE `tempstudent` (</text:p>
      <text:p text:style-name="P1"><text:s text:c="2"/>`id` int(11) NOT NULL AUTO_INCREMENT,</text:p>
      <text:p text:style-name="P1"><text:s text:c="2"/>`No_` varchar(20) DEFAULT NULL,</text:p>
      <text:p text:style-name="P1"><text:s text:c="2"/>`Name` varchar(50) DEFAULT NULL,</text:p>
      <text:p text:style-name="P1"><text:s text:c="2"/>`Gender` varchar(4) DEFAULT NULL,</text:p>
      <text:p text:style-name="P1"><text:s text:c="2"/>`Date Of Birth` varchar(25) DEFAULT NULL,</text:p>
      <text:p text:style-name="P1"><text:s text:c="2"/>`Father_s Name` varchar(50) DEFAULT NULL,</text:p>
      <text:p text:style-name="P1"><text:s text:c="2"/>`Mother_s Name` varchar(50) DEFAULT NULL,</text:p>
      <text:p text:style-name="P1"><text:s text:c="2"/>`Citizenship` varchar(20) DEFAULT NULL,</text:p>
      <text:p text:style-name="P1"><text:s text:c="2"/>`Academic Year` varchar(10) DEFAULT NULL,</text:p>
      <text:p text:style-name="P1"><text:s text:c="2"/>`Class` varchar(10) DEFAULT NULL,</text:p>
      <text:p text:style-name="P1"><text:s text:c="2"/>`Hostel Acommodation` varchar(1) DEFAULT NULL,</text:p>
      <text:p text:style-name="P1"><text:s text:c="2"/>`Previous School` varchar(100) DEFAULT NULL,</text:p>
      <text:p text:style-name="P1"><text:s text:c="2"/>`Medium of Instruction` varchar(10) DEFAULT NULL,</text:p>
      <text:p text:style-name="P1"><text:s text:c="2"/>`Presently Residing with` varchar(10) DEFAULT NULL,</text:p>
      <text:p text:style-name="P1"><text:s text:c="2"/>`Curriculum` varchar(10) DEFAULT NULL,</text:p>
      <text:p text:style-name="P1"><text:s text:c="2"/>`Previous Class` varchar(10) DEFAULT NULL,</text:p>
      <text:p text:style-name="P1"><text:s text:c="2"/>`Previous Curriculum` varchar(10) DEFAULT NULL,</text:p>
      <text:p text:style-name="P1"><text:s text:c="2"/>`Address To` varchar(20) DEFAULT NULL,</text:p>
      <text:p text:style-name="P1"><text:s text:c="2"/>`Addressee` varchar(30) DEFAULT NULL,</text:p>
      <text:p text:style-name="P1"><text:s text:c="2"/>`Address1` varchar(50) DEFAULT NULL,</text:p>
      <text:p text:style-name="P1"><text:s text:c="2"/>`Address2` varchar(50) DEFAULT NULL,</text:p>
      <text:p text:style-name="P1"><text:s text:c="2"/>`City` varchar(30) DEFAULT NULL,</text:p>
      <text:p text:style-name="P1"><text:s text:c="2"/>`Post Code` varchar(10) DEFAULT NULL,</text:p>
      <text:p text:style-name="P1"><text:s text:c="2"/>`Country` varchar(20) DEFAULT NULL,</text:p>
      <text:p text:style-name="P1"><text:s text:c="2"/>`E-Mail Address` varchar(50) DEFAULT NULL,</text:p>
      <text:p text:style-name="P1"><text:s text:c="2"/>`Mobile Number` varchar(50) DEFAULT NULL,</text:p>
      <text:p text:style-name="P1"><text:s text:c="2"/>`Phone Number` varchar(30) DEFAULT NULL,</text:p>
      <text:p text:style-name="P1"><text:s text:c="2"/>`State` varchar(20) DEFAULT NULL,</text:p>
      <text:p text:style-name="P1"><text:s text:c="2"/>`Visa Exp Date` varchar(25) DEFAULT NULL,</text:p>
      <text:p text:style-name="P1"><text:s text:c="2"/>`Passport No_` varchar(20) DEFAULT NULL,</text:p>
      <text:p text:style-name="P1"><text:s text:c="2"/>`Passport Exp Date` varchar(25) DEFAULT NULL,</text:p>
      <text:p text:style-name="P1"><text:s text:c="2"/>`Visa No_` varchar(20) DEFAULT NULL,</text:p>
      <text:p text:style-name="P1"><text:s text:c="2"/>`Food Habits` varchar(4) DEFAULT NULL,</text:p>
      <text:p text:style-name="P1"><text:s text:c="2"/>`Applicant Image` longtext,</text:p>
      <text:p text:style-name="P1"><text:s text:c="2"/>`Father Image` longtext,</text:p>
      <text:p text:style-name="P1"><text:soft-page-break/><text:s text:c="2"/>`Mother Image` longtext,</text:p>
      <text:p text:style-name="P1"><text:s text:c="2"/>`Guardian Image` longtext,</text:p>
      <text:p text:style-name="P1"><text:s text:c="2"/>`Mother_s Qualification` varchar(30) DEFAULT NULL,</text:p>
      <text:p text:style-name="P1"><text:s text:c="2"/>`Mother_s Occupation` varchar(30) DEFAULT NULL,</text:p>
      <text:p text:style-name="P1"><text:s text:c="2"/>`Guardian Name` varchar(50) DEFAULT NULL,</text:p>
      <text:p text:style-name="P1"><text:s text:c="2"/>`Promotion Granted` varchar(1) DEFAULT NULL,</text:p>
      <text:p text:style-name="P1"><text:s text:c="2"/>`Father_s Occupation` varchar(30) DEFAULT NULL,</text:p>
      <text:p text:style-name="P1"><text:s text:c="2"/>`Mother_s Annual Income` varchar(40) DEFAULT NULL,</text:p>
      <text:p text:style-name="P1"><text:s text:c="2"/>`Guardian Qualification` varchar(30) DEFAULT NULL,</text:p>
      <text:p text:style-name="P1"><text:s text:c="2"/>`Guardian Occupation` varchar(30) DEFAULT NULL,</text:p>
      <text:p text:style-name="P1"><text:s text:c="2"/>`Guardian Annual Income` varchar(40) DEFAULT NULL,</text:p>
      <text:p text:style-name="P1"><text:s text:c="2"/>`Enquiry No_` varchar(10) DEFAULT NULL,</text:p>
      <text:p text:style-name="P1"><text:s text:c="2"/>`Religion` varchar(20) DEFAULT NULL,</text:p>
      <text:p text:style-name="P1"><text:s text:c="2"/>`Father_s Qualification` varchar(30) DEFAULT NULL,</text:p>
      <text:p text:style-name="P1"><text:s text:c="2"/>`Caste` varchar(20) DEFAULT NULL,</text:p>
      <text:p text:style-name="P1"><text:s text:c="2"/>`Age` varchar(4) DEFAULT NULL,</text:p>
      <text:p text:style-name="P1"><text:s text:c="2"/>`Months` varchar(4) DEFAULT NULL,</text:p>
      <text:p text:style-name="P1"><text:s text:c="2"/>`Father_s Annual Income` varchar(40) DEFAULT NULL,</text:p>
      <text:p text:style-name="P1"><text:s text:c="2"/>`Exam Code` varchar(10) DEFAULT NULL,</text:p>
      <text:p text:style-name="P1"><text:s text:c="2"/>`Community` varchar(10) DEFAULT NULL,</text:p>
      <text:p text:style-name="P1"><text:s text:c="2"/>`Mother Tongue` varchar(10) DEFAULT NULL,</text:p>
      <text:p text:style-name="P1"><text:s text:c="2"/>`New Student` varchar(1) DEFAULT NULL,</text:p>
      <text:p text:style-name="P1"><text:s text:c="2"/>`Section` varchar(10) DEFAULT NULL,</text:p>
      <text:p text:style-name="P1"><text:s text:c="2"/>`Student Status` varchar(4) DEFAULT NULL,</text:p>
      <text:p text:style-name="P1"><text:s text:c="2"/>`Class Code` varchar(30) DEFAULT NULL,</text:p>
      <text:p text:style-name="P1"><text:s text:c="2"/>`Address 3` varchar(100) DEFAULT NULL,</text:p>
      <text:p text:style-name="P1"><text:s text:c="2"/>`House` varchar(20) DEFAULT NULL,</text:p>
      <text:p text:style-name="P1"><text:s text:c="2"/>`Fee Classification` varchar(20) DEFAULT NULL,</text:p>
      <text:p text:style-name="P1"><text:s text:c="2"/>`Quota` varchar(10) DEFAULT NULL,</text:p>
      <text:p text:style-name="P1"><text:s text:c="2"/>`Physically Challanged` varchar(1) DEFAULT NULL,</text:p>
      <text:p text:style-name="P1"><text:s text:c="2"/>`Staff Child` varchar(1) DEFAULT NULL,</text:p>
      <text:p text:style-name="P1"><text:s text:c="2"/>`Staff Code` varchar(20) DEFAULT NULL,</text:p>
      <text:p text:style-name="P1"><text:s text:c="2"/>`Application No_` varchar(20) DEFAULT NULL,</text:p>
      <text:p text:style-name="P1"><text:s text:c="2"/>`Date Joined` varchar(25) DEFAULT NULL,</text:p>
      <text:p text:style-name="P1"><text:s text:c="2"/>`Room No_` varchar(20) DEFAULT NULL,</text:p>
      <text:p text:style-name="P1"><text:s text:c="2"/>`Hostel Code` varchar(20) DEFAULT NULL,</text:p>
      <text:p text:style-name="P1"><text:s text:c="2"/>`Hostel Alloted` varchar(1) DEFAULT NULL,</text:p>
      <text:p text:style-name="P1"><text:s text:c="2"/>`Hostel Vacated` varchar(1) DEFAULT NULL,</text:p>
      <text:p text:style-name="P1"><text:s text:c="2"/>`Room Type` varchar(20) DEFAULT NULL,</text:p>
      <text:p text:style-name="P1"><text:s text:c="2"/>`Mess` varchar(20) DEFAULT NULL,</text:p>
      <text:p text:style-name="P1"><text:s text:c="2"/>`CGPA Grade` varchar(10) DEFAULT NULL,</text:p>
      <text:p text:style-name="P1"><text:s text:c="2"/>`Latest Rank` varchar(4) DEFAULT NULL,</text:p>
      <text:p text:style-name="P1"><text:s text:c="2"/>`Latest GPA` varchar(40) DEFAULT NULL,</text:p>
      <text:p text:style-name="P1"><text:s text:c="2"/>`Latest Grade` varchar(20) DEFAULT NULL,</text:p>
      <text:p text:style-name="P1"><text:s text:c="2"/>`Student Image` varchar(100) DEFAULT NULL,</text:p>
      <text:p text:style-name="P1"><text:s text:c="2"/>`No_ Series` varchar(20) DEFAULT NULL,</text:p>
      <text:p text:style-name="P1"><text:s text:c="2"/>`Admission For Year` varchar(10) DEFAULT NULL,</text:p>
      <text:p text:style-name="P1"><text:s text:c="2"/>`Old Admission No_` varchar(20) DEFAULT NULL,</text:p>
      <text:p text:style-name="P1"><text:s text:c="2"/>`Pickup` varchar(30) DEFAULT NULL,</text:p>
      <text:p text:style-name="P1"><text:s text:c="2"/>`Drop` varchar(30) DEFAULT NULL,</text:p>
      <text:p text:style-name="P1"><text:s text:c="2"/>`Distance Covered in KM` varchar(40) DEFAULT NULL,</text:p>
      <text:p text:style-name="P1"><text:s text:c="2"/>`Transport Fee` varchar(40) DEFAULT NULL,</text:p>
      <text:p text:style-name="P1"><text:soft-page-break/><text:s text:c="2"/>`Approval Status` varchar(4) DEFAULT NULL,</text:p>
      <text:p text:style-name="P1"><text:s text:c="2"/>`Sibbling No_` varchar(4) DEFAULT NULL,</text:p>
      <text:p text:style-name="P1"><text:s text:c="2"/>`Sibbling Code` varchar(20) DEFAULT NULL,</text:p>
      <text:p text:style-name="P1"><text:s text:c="2"/>`Sibbling Name` varchar(30) DEFAULT NULL,</text:p>
      <text:p text:style-name="P1"><text:s text:c="2"/>`Route No_` varchar(10) DEFAULT NULL,</text:p>
      <text:p text:style-name="P1"><text:s text:c="2"/>`Height` varchar(40) DEFAULT NULL,</text:p>
      <text:p text:style-name="P1"><text:s text:c="2"/>`Weight` varchar(40) DEFAULT NULL,</text:p>
      <text:p text:style-name="P1"><text:s text:c="2"/>`Date of Leaving` varchar(25) DEFAULT NULL,</text:p>
      <text:p text:style-name="P1"><text:s text:c="2"/>`Father Office Address 1` varchar(50) DEFAULT NULL,</text:p>
      <text:p text:style-name="P1"><text:s text:c="2"/>`Father Office Address 2` varchar(50) DEFAULT NULL,</text:p>
      <text:p text:style-name="P1"><text:s text:c="2"/>`Father Office City` varchar(30) DEFAULT NULL,</text:p>
      <text:p text:style-name="P1"><text:s text:c="2"/>`Father Office Post Code` varchar(20) DEFAULT NULL,</text:p>
      <text:p text:style-name="P1"><text:s text:c="2"/>`Father Office Country Code` varchar(10) DEFAULT NULL,</text:p>
      <text:p text:style-name="P1"><text:s text:c="2"/>`Mother Office Address 1` varchar(50) DEFAULT NULL,</text:p>
      <text:p text:style-name="P1"><text:s text:c="2"/>`Mother Office Address 2` varchar(50) DEFAULT NULL,</text:p>
      <text:p text:style-name="P1"><text:s text:c="2"/>`Mother Office City` varchar(30) DEFAULT NULL,</text:p>
      <text:p text:style-name="P1"><text:s text:c="2"/>`Mother Office Post Code` varchar(20) DEFAULT NULL,</text:p>
      <text:p text:style-name="P1"><text:s text:c="2"/>`Mother Office Country Code` varchar(10) DEFAULT NULL,</text:p>
      <text:p text:style-name="P1"><text:s text:c="2"/>`Guardian Office Address 1` varchar(50) DEFAULT NULL,</text:p>
      <text:p text:style-name="P1"><text:s text:c="2"/>`Guardian Office Address 2` varchar(50) DEFAULT NULL,</text:p>
      <text:p text:style-name="P1"><text:s text:c="2"/>`Guardian Office City` varchar(30) DEFAULT NULL,</text:p>
      <text:p text:style-name="P1"><text:s text:c="2"/>`Guardian Office Post Code` varchar(20) DEFAULT NULL,</text:p>
      <text:p text:style-name="P1"><text:s text:c="2"/>`Guardian Office Country Code` varchar(10) DEFAULT NULL,</text:p>
      <text:p text:style-name="P1"><text:s text:c="2"/>`Registration No_` varchar(20) DEFAULT NULL,</text:p>
      <text:p text:style-name="P1"><text:s text:c="2"/>`Mother Email` varchar(50) DEFAULT NULL,</text:p>
      <text:p text:style-name="P1"><text:s text:c="2"/>`Mother Mobile` varchar(30) DEFAULT NULL,</text:p>
      <text:p text:style-name="P1"><text:s text:c="2"/>`Father Email` varchar(50) DEFAULT NULL,</text:p>
      <text:p text:style-name="P1"><text:s text:c="2"/>`Father Mobile` varchar(30) DEFAULT NULL,</text:p>
      <text:p text:style-name="P1"><text:s text:c="2"/>`Block` varchar(1) DEFAULT NULL,</text:p>
      <text:p text:style-name="P1"><text:s text:c="2"/>`User ID` varchar(20) DEFAULT NULL,</text:p>
      <text:p text:style-name="P1"><text:s text:c="2"/>`Portal ID` varchar(20) DEFAULT NULL,</text:p>
      <text:p text:style-name="P1"><text:s text:c="2"/>`Family Code` varchar(20) DEFAULT NULL,</text:p>
      <text:p text:style-name="P1"><text:s text:c="2"/>`Discount Code` varchar(20) DEFAULT NULL,</text:p>
      <text:p text:style-name="P1"><text:s text:c="2"/>`Discount Code 1` varchar(20) DEFAULT NULL,</text:p>
      <text:p text:style-name="P1"><text:s text:c="2"/>`EWS` varchar(1) DEFAULT NULL,</text:p>
      <text:p text:style-name="P1"><text:s text:c="2"/>`Enquiry Status` varchar(4) DEFAULT NULL,</text:p>
      <text:p text:style-name="P1"><text:s text:c="2"/>`Transport Required` varchar(4) DEFAULT NULL,</text:p>
      <text:p text:style-name="P1"><text:s text:c="2"/>`Category` varchar(4) DEFAULT NULL,</text:p>
      <text:p text:style-name="P1"><text:s text:c="2"/>`Physically Challenged` varchar(1) DEFAULT NULL,</text:p>
      <text:p text:style-name="P1"><text:s text:c="2"/>`Route Details` varchar(50) DEFAULT NULL,</text:p>
      <text:p text:style-name="P1"><text:s text:c="2"/>`Slab Code` varchar(10) DEFAULT NULL,</text:p>
      <text:p text:style-name="P1"><text:s text:c="2"/>`Withdrwal Applied Date` varchar(25) DEFAULT NULL,</text:p>
      <text:p text:style-name="P1"><text:s text:c="2"/>`TC No_` varchar(20) DEFAULT NULL,</text:p>
      <text:p text:style-name="P1"><text:s text:c="2"/>`TC Date` varchar(25) DEFAULT NULL,</text:p>
      <text:p text:style-name="P1"><text:s text:c="2"/>`Langauge 1` varchar(4) DEFAULT NULL,</text:p>
      <text:p text:style-name="P1"><text:s text:c="2"/>`Language 2` varchar(4) DEFAULT NULL,</text:p>
      <text:p text:style-name="P1"><text:s text:c="2"/>`Class Sequence` varchar(4) DEFAULT NULL,</text:p>
      <text:p text:style-name="P1"><text:s text:c="2"/>`Approver ID` varchar(20) DEFAULT NULL,</text:p>
      <text:p text:style-name="P1"><text:s text:c="2"/>`Student Status 1` varchar(4) DEFAULT NULL,</text:p>
      <text:p text:style-name="P1"><text:s text:c="2"/>`Class code 1` varchar(20) DEFAULT NULL,</text:p>
      <text:p text:style-name="P1"><text:s text:c="2"/>`EWS 1` varchar(1) DEFAULT NULL,</text:p>
      <text:p text:style-name="P1"><text:s text:c="2"/>`Discount Code New` varchar(20) DEFAULT NULL,</text:p>
      <text:p text:style-name="P1"><text:soft-page-break/><text:s text:c="2"/>`Discount Code1 New` varchar(20) DEFAULT NULL,</text:p>
      <text:p text:style-name="P1"><text:s text:c="2"/>`Transport Slab Code New` varchar(10) DEFAULT NULL,</text:p>
      <text:p text:style-name="P1"><text:s text:c="2"/>`Discount Classification` varchar(50) DEFAULT NULL,</text:p>
      <text:p text:style-name="P1"><text:s text:c="2"/>`Discount Classification1` varchar(50) DEFAULT NULL,</text:p>
      <text:p text:style-name="P1"><text:s text:c="2"/>`Company` varchar(30) DEFAULT NULL,</text:p>
      <text:p text:style-name="P1"><text:s text:c="2"/>`Sibling DOB` varchar(25) DEFAULT NULL,</text:p>
      <text:p text:style-name="P1"><text:s text:c="2"/>`Sibling Class` varchar(10) DEFAULT NULL,</text:p>
      <text:p text:style-name="P1"><text:s text:c="2"/>`Sibling Section` varchar(10) DEFAULT NULL,</text:p>
      <text:p text:style-name="P1"><text:s text:c="2"/>`Sibling` varchar(1) DEFAULT NULL,</text:p>
      <text:p text:style-name="P1"><text:s text:c="2"/>`Applicant Relationship` varchar(50) DEFAULT NULL,</text:p>
      <text:p text:style-name="P1"><text:s text:c="2"/>`Remarks` varchar(100) DEFAULT NULL,</text:p>
      <text:p text:style-name="P1"><text:s text:c="2"/>`Stream` varchar(4) DEFAULT NULL,</text:p>
      <text:p text:style-name="P1"><text:s text:c="2"/>`InsertStatus` varchar(1) DEFAULT NULL,</text:p>
      <text:p text:style-name="P1"><text:s text:c="2"/>`UpdateStatus` varchar(1) DEFAULT NULL,</text:p>
      <text:p text:style-name="P1"><text:s text:c="2"/>`Company Name` varchar(30) DEFAULT NULL,</text:p>
      <text:p text:style-name="P1"><text:s text:c="2"/>`System Genrated No_` varchar(20) DEFAULT NULL,</text:p>
      <text:p text:style-name="P1"><text:s text:c="2"/>`ERPUpdateStatus` varchar(1) DEFAULT NULL,</text:p>
      <text:p text:style-name="P1"><text:s text:c="2"/>`TPT Availing Date` varchar(25) DEFAULT NULL,</text:p>
      <text:p text:style-name="P1"><text:s text:c="2"/>`TPT Withdrawal Date` varchar(25) DEFAULT NULL,</text:p>
      <text:p text:style-name="P1"><text:s text:c="2"/>`TPT Availing Date-T` varchar(25) DEFAULT NULL,</text:p>
      <text:p text:style-name="P1"><text:s text:c="2"/>`TPT Withdrawal Date-T` varchar(25) DEFAULT NULL,</text:p>
      <text:p text:style-name="P1"><text:s text:c="2"/>`Bool2` varchar(1) DEFAULT NULL,</text:p>
      <text:p text:style-name="P1"><text:s text:c="2"/>`Bool3` varchar(1) DEFAULT NULL,</text:p>
      <text:p text:style-name="P1"><text:s text:c="2"/>`Bool4` varchar(1) DEFAULT NULL,</text:p>
      <text:p text:style-name="P1"><text:s text:c="2"/>`Bool1` varchar(1) DEFAULT NULL,</text:p>
      <text:p text:style-name="P1"><text:s text:c="2"/>`Allot Student` varchar(1) DEFAULT NULL,</text:p>
      <text:p text:style-name="P1"><text:s text:c="2"/>`Entry Sequence` varchar(4) DEFAULT NULL,</text:p>
      <text:p text:style-name="P1"><text:s text:c="2"/>PRIMARY KEY (`id`)</text:p>
      <text:p text:style-name="P1">) ENGINE=InnoDB AUTO_INCREMENT=37951 DEFAULT CHARSET=latin1;</text:p>
      <text:p text:style-name="P1">CREATE TABLE `user` (</text:p>
      <text:p text:style-name="P1"><text:s text:c="2"/>`id` int(10) unsigned NOT NULL AUTO_INCREMENT,</text:p>
      <text:p text:style-name="P1"><text:s text:c="2"/>`FullName` varchar(80) NOT NULL,</text:p>
      <text:p text:style-name="P1"><text:s text:c="2"/>`Email` varchar(100) NOT NULL,</text:p>
      <text:p text:style-name="P1"><text:s text:c="2"/>`LoginID` varchar(45) NOT NULL,</text:p>
      <text:p text:style-name="P1"><text:s text:c="2"/>`Password` varchar(45) NOT NULL,</text:p>
      <text:p text:style-name="P1"><text:s text:c="2"/>`ContactNo` varchar(15) NOT NULL,</text:p>
      <text:p text:style-name="P1"><text:s text:c="2"/>`UserType` varchar(45) NOT NULL,</text:p>
      <text:p text:style-name="P1"><text:s text:c="2"/>`UserStatus` varchar(20) NOT NULL,</text:p>
      <text:p text:style-name="P1"><text:s text:c="2"/>PRIMARY KEY (`id`)</text:p>
      <text:p text:style-name="P1">) ENGINE=InnoDB AUTO_INCREMENT=112 DEFAULT CHARSET=latin1;</text:p>
      <text:p text:style-name="P1">CREATE TABLE `userdetails` (</text:p>
      <text:p text:style-name="P1"><text:s text:c="2"/>`id` int(10) unsigned NOT NULL AUTO_INCREMENT,</text:p>
      <text:p text:style-name="P1"><text:s text:c="2"/>`EmpCode` int(10) unsigned NOT NULL,</text:p>
      <text:p text:style-name="P1"><text:s text:c="2"/>`EmpName` varchar(45) NOT NULL,</text:p>
      <text:p text:style-name="P1"><text:s text:c="2"/>`School` varchar(45) NOT NULL,</text:p>
      <text:p text:style-name="P1"><text:s text:c="2"/>`ContactNo` varchar(45) NOT NULL,</text:p>
      <text:p text:style-name="P1"><text:s text:c="2"/>`Email` varchar(80) NOT NULL,</text:p>
      <text:p text:style-name="P1"><text:s text:c="2"/>`UserType` varchar(15) NOT NULL,</text:p>
      <text:p text:style-name="P1"><text:s text:c="2"/>`UserStatus` int(10) unsigned NOT NULL,</text:p>
      <text:p text:style-name="P1"><text:s text:c="2"/>`Password` varchar(45) NOT NULL,</text:p>
      <text:p text:style-name="P1"><text:s text:c="2"/>`LoginID` varchar(45) NOT NULL,</text:p>
      <text:p text:style-name="P1"><text:s text:c="2"/>PRIMARY KEY (`id`)</text:p>
      <text:p text:style-name="P1"><text:soft-page-break/>) ENGINE=InnoDB AUTO_INCREMENT=132 DEFAULT CHARSET=latin1;</text:p>
      <text:p text:style-name="P1">CREATE TABLE `usermap` (</text:p>
      <text:p text:style-name="P1"><text:s text:c="2"/>`id` int(10) unsigned NOT NULL AUTO_INCREMENT,</text:p>
      <text:p text:style-name="P1"><text:s text:c="2"/>`UserTableID` varchar(45) NOT NULL,</text:p>
      <text:p text:style-name="P1"><text:s text:c="2"/>`UserLoginID` varchar(45) NOT NULL,</text:p>
      <text:p text:style-name="P1"><text:s text:c="2"/>`CompanyTableID` varchar(45) NOT NULL,</text:p>
      <text:p text:style-name="P1"><text:s text:c="2"/>`CompanyERPCode` varchar(45) NOT NULL,</text:p>
      <text:p text:style-name="P1"><text:s text:c="2"/>PRIMARY KEY (`id`)</text:p>
      <text:p text:style-name="P1">) ENGINE=InnoDB AUTO_INCREMENT=219 DEFAULT CHARSET=latin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2:09:28.933399006</meta:creation-date>
    <dc:date>2017-02-24T12:09:59.995532956</dc:date>
    <meta:editing-duration>PT32S</meta:editing-duration>
    <meta:editing-cycles>1</meta:editing-cycles>
    <meta:document-statistic meta:table-count="0" meta:image-count="0" meta:object-count="0" meta:page-count="23" meta:paragraph-count="1151" meta:word-count="5300" meta:character-count="46452" meta:non-whitespace-character-count="40151"/>
    <meta:generator>LibreOffice/5.1.4.2$Linux_X86_64 LibreOffice_project/10m0$Build-2</meta:generator>
  </office:meta>
</office:document-meta>
</file>